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28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opacity="30%" draw:textarea-horizontal-align="justify" draw:textarea-vertical-align="middle" draw:auto-grow-height="false" fo:min-height="14.883cm" fo:min-width="14.66cm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cm" fo:min-width="1.96cm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91cm" fo:min-width="4.58cm" fo:padding-top="0.165cm" fo:padding-bottom="0.165cm" fo:padding-left="0.29cm" fo:padding-right="0.29cm"/>
    </style:style>
    <style:style style:name="gr3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9.83cm" fo:min-width="4.5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83cm" fo:min-width="2.04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47cm" fo:min-width="12.2cm" fo:padding-top="0.165cm" fo:padding-bottom="0.165cm" fo:padding-left="0.29cm" fo:padding-right="0.29cm"/>
    </style:style>
    <style:style style:name="gr36" style:family="graphic" style:parent-style-name="standard">
      <style:graphic-properties svg:stroke-width="0.053cm" svg:stroke-color="#000000" draw:marker-start="Arrow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0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87cm" fo:min-width="14.179cm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4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4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6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6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7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8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8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8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8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8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3cm" fo:padding-top="0.165cm" fo:padding-bottom="0.165cm" fo:padding-left="0.29cm" fo:padding-right="0.29cm"/>
    </style:style>
    <style:style style:name="gr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814cm" fo:min-width="0.372cm" fo:padding-top="0.165cm" fo:padding-bottom="0.165cm" fo:padding-left="0.29cm" fo:padding-right="0.2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41cm" fo:min-width="0cm"/>
    </style:style>
    <style:style style:name="gr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9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9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9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0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0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1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1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1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1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1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1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1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2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2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2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3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3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3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3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4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4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5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5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5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5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5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5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5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5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5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5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6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6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6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6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6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7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7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7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8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8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8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8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8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8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9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9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9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19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19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9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19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0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1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1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1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1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2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2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2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2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30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31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32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3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34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35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36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37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38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39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40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41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42" style:family="graphic" style:parent-style-name="standard" style:list-style-name="L1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43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44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45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46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6cm" fo:padding-top="0.165cm" fo:padding-bottom="0.165cm" fo:padding-left="0.29cm" fo:padding-right="0.29cm"/>
    </style:style>
    <style:style style:name="gr247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48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5cm" fo:padding-top="0.165cm" fo:padding-bottom="0.165cm" fo:padding-left="0.29cm" fo:padding-right="0.29cm"/>
    </style:style>
    <style:style style:name="gr249" style:family="graphic" style:parent-style-name="standard" style:list-style-name="L2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797cm" fo:min-width="0.377cm" fo:padding-top="0.165cm" fo:padding-bottom="0.165cm" fo:padding-left="0.29cm" fo:padding-right="0.29cm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585cm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style:font-name="DejaVu Sans" fo:font-size="16pt"/>
    </style:style>
    <style:style style:name="P1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DejaVu Sans" fo:font-size="16pt"/>
    </style:style>
    <style:style style:name="P16" style:family="paragraph">
      <loext:graphic-properties draw:fill="none" draw:opacity="100%"/>
      <style:paragraph-properties fo:text-align="center"/>
      <style:text-properties style:font-name="DejaVu Sans"/>
    </style:style>
    <style:style style:name="P17" style:family="paragraph">
      <loext:graphic-properties draw:opacity="30%"/>
      <style:paragraph-properties fo:text-align="center"/>
    </style:style>
    <style:style style:name="P18" style:family="paragraph">
      <style:paragraph-properties fo:text-align="center"/>
      <style:text-properties style:font-name="DejaVu Sans" fo:font-weight="bold"/>
    </style:style>
    <style:style style:name="P19" style:family="paragraph">
      <style:paragraph-properties fo:text-align="center"/>
      <style:text-properties style:font-name="DejaVu Sans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text-properties style:font-name="DejaVu Sans" fo:font-weight="bold" style:font-weight-asian="bold" style:font-weight-complex="bold"/>
    </style:style>
    <style:style style:name="P23" style:family="paragraph">
      <style:paragraph-properties fo:margin-left="0cm" fo:margin-right="0cm" fo:text-align="center" fo:text-indent="0cm"/>
      <style:text-properties style:font-name="DejaVu Sans" fo:font-size="12pt" style:letter-kerning="true" style:font-name-asian="Noto Sans CJK JP Regular" style:font-size-asian="12pt" style:font-name-complex="Noto Sans Devanagari" style:font-size-complex="12pt"/>
    </style:style>
    <style:style style:name="P24" style:family="paragraph">
      <style:paragraph-properties fo:margin-left="0cm" fo:margin-right="0cm" fo:text-align="center" fo:text-indent="0cm"/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DejaVu Sans" fo:font-size="15pt" style:font-size-asian="15pt" style:font-size-complex="15pt"/>
    </style:style>
    <style:style style:name="T17" style:family="text">
      <style:text-properties style:font-name="DejaVu Sans" fo:font-size="18pt" style:letter-kerning="true" style:font-name-asian="Noto Sans CJK JP Regular" style:font-size-asian="18pt" style:font-name-complex="Noto Sans Devanagari" style:font-size-complex="18pt"/>
    </style:style>
    <style:style style:name="T18" style:family="text">
      <style:text-properties style:font-name="DejaVu Sans" fo:font-weight="bold" style:font-weight-asian="bold" style:font-weight-complex="bold"/>
    </style:style>
    <style:style style:name="T19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0" style:family="text">
      <style:text-properties style:font-name="DejaVu Sans" fo:font-size="15pt" fo:font-weight="normal" style:font-size-asian="15pt" style:font-weight-asian="normal" style:font-size-complex="15pt" style:font-weight-complex="normal"/>
    </style:style>
    <style:style style:name="T21" style:family="text">
      <style:text-properties style:font-name="DejaVu Sans" fo:font-weight="normal" style:font-weight-asian="normal" style:font-weight-complex="normal"/>
    </style:style>
    <style:style style:name="T22" style:family="text">
      <style:text-properties style:font-name="DejaVu Sans" fo:font-size="12pt" style:letter-kerning="true" style:font-name-asian="Noto Sans CJK JP Regular" style:font-size-asian="12pt" style:font-name-complex="Noto Sans Devanagari" style:font-size-complex="12pt"/>
    </style:style>
    <style:style style:name="T23" style:family="text">
      <style:text-properties style:font-name="DejaVu Sans" fo:font-size="10pt" style:letter-kerning="true" style:font-name-asian="Noto Sans CJK JP Regular" style:font-size-asian="10pt" style:font-name-complex="Noto Sans Devanagari" style:font-size-complex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859cm" svg:x="14.843cm" svg:y="3.535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  <text:list-item>
                <text:p><text:span text:style-name="T1">No SEND to same tag twice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7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cm" svg:y="16.24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7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7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7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7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8" draw:layer="layout" svg:width="2.449cm" svg:height="0.962cm" svg:x="16.24cm" svg:y="15.097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4cm" svg:y="10.325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7cm" svg:y="7.404cm">
          <draw:text-box>
            <text:p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9" draw:layer="layout" svg:width="7.26cm" svg:height="17.203cm" svg:x="1.951cm" svg:y="2.324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3x85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1 (3x85)</text:span></text:p>
                  </text:list-item>
                  <text:list-item>
                    <text:p><text:span text:style-name="T7">Cost: $5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.27cm" svg:height="1.27cm" svg:x="11.88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27cm" svg:height="1.27cm" svg:x="13.79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7cm" svg:height="1.27cm" svg:x="11.887cm" svg:y="15.478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" draw:id="id10" draw:layer="layout" svg:width="1.27cm" svg:height="1.27cm" svg:x="17.60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27cm" svg:height="1.27cm" svg:x="21.41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4" draw:id="id14" draw:layer="layout" svg:width="1.27cm" svg:height="1.27cm" svg:x="25.25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3" draw:id="id13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3.157cm" svg:y1="16.113cm" svg:x2="13.792cm" svg:y2="16.113cm" draw:start-shape="id7" draw:start-glue-point="1" draw:end-shape="id8" draw:end-glue-point="3" svg:d="M13157 16113h541-447 541" svg:viewBox="0 0 636 1">
          <text:p/>
        </draw:connector>
        <draw:connector draw:style-name="gr11" draw:text-style-name="P7" draw:layer="layout" draw:type="lines" svg:x1="15.062cm" svg:y1="16.113cm" svg:x2="15.697cm" svg:y2="16.113cm" draw:start-shape="id8" draw:start-glue-point="1" draw:end-shape="id9" draw:end-glue-point="3" svg:d="M15062 16113h541-447 541" svg:viewBox="0 0 636 1">
          <text:p/>
        </draw:connector>
        <draw:connector draw:style-name="gr11" draw:text-style-name="P7" draw:layer="layout" draw:type="lines" svg:x1="16.967cm" svg:y1="16.113cm" svg:x2="17.602cm" svg:y2="16.113cm" draw:start-shape="id9" draw:start-glue-point="1" draw:end-shape="id10" draw:end-glue-point="3" svg:d="M16967 16113h541-447 541" svg:viewBox="0 0 636 1">
          <text:p/>
        </draw:connector>
        <draw:connector draw:style-name="gr11" draw:text-style-name="P7" draw:layer="layout" draw:type="lines" svg:x1="18.872cm" svg:y1="16.113cm" svg:x2="19.507cm" svg:y2="16.113cm" draw:start-shape="id10" draw:start-glue-point="1" draw:end-shape="id11" draw:end-glue-point="3" svg:d="M18872 16113h541-447 541" svg:viewBox="0 0 636 1">
          <text:p/>
        </draw:connector>
        <draw:connector draw:style-name="gr11" draw:text-style-name="P7" draw:layer="layout" draw:type="lines" svg:x1="20.777cm" svg:y1="16.113cm" svg:x2="21.412cm" svg:y2="16.113cm" draw:start-shape="id11" draw:start-glue-point="1" draw:end-shape="id12" draw:end-glue-point="3" svg:d="M20777 16113h541-447 541" svg:viewBox="0 0 636 1">
          <text:p/>
        </draw:connector>
        <draw:connector draw:style-name="gr11" draw:text-style-name="P7" draw:layer="layout" draw:type="lines" svg:x1="22.682cm" svg:y1="16.113cm" svg:x2="23.352cm" svg:y2="16.113cm" draw:start-shape="id12" draw:start-glue-point="1" draw:end-shape="id13" draw:end-glue-point="3" svg:d="M22682 16113h541-412 541" svg:viewBox="0 0 671 1">
          <text:p/>
        </draw:connector>
        <draw:connector draw:style-name="gr11" draw:text-style-name="P7" draw:layer="layout" draw:type="lines" svg:x1="24.622cm" svg:y1="16.113cm" svg:x2="25.257cm" svg:y2="16.113cm" draw:start-shape="id13" draw:start-glue-point="1" draw:end-shape="id14" draw:end-glue-point="3" svg:d="M24622 16113h541-447 541" svg:viewBox="0 0 636 1">
          <text:p/>
        </draw:connector>
        <draw:connector draw:style-name="gr11" draw:text-style-name="P7" draw:layer="layout" draw:type="lines" svg:x1="12.522cm" svg:y1="15.478cm" svg:x2="14.427cm" svg:y2="15.478cm" draw:start-shape="id7" draw:start-glue-point="0" draw:end-shape="id8" draw:end-glue-point="0" svg:d="M12522 15478v-541h1905v541" svg:viewBox="0 0 1906 542">
          <text:p/>
        </draw:connector>
        <draw:connector draw:style-name="gr11" draw:text-style-name="P7" draw:layer="layout" draw:type="lines" svg:x1="16.332cm" svg:y1="15.478cm" svg:x2="14.427cm" svg:y2="15.478cm" draw:start-shape="id9" draw:start-glue-point="0" draw:end-shape="id8" draw:end-glue-point="0" svg:d="M16332 15478v-541h-1905v541" svg:viewBox="0 0 1906 542">
          <text:p/>
        </draw:connector>
        <draw:connector draw:style-name="gr11" draw:text-style-name="P7" draw:layer="layout" draw:type="lines" svg:x1="18.237cm" svg:y1="15.478cm" svg:x2="16.332cm" svg:y2="15.478cm" draw:start-shape="id10" draw:start-glue-point="0" draw:end-shape="id9" draw:end-glue-point="0" svg:d="M18237 15478v-541h-1905v541" svg:viewBox="0 0 1906 542">
          <text:p/>
        </draw:connector>
        <draw:connector draw:style-name="gr11" draw:text-style-name="P7" draw:layer="layout" draw:type="lines" svg:x1="20.142cm" svg:y1="15.478cm" svg:x2="18.237cm" svg:y2="15.478cm" draw:start-shape="id11" draw:start-glue-point="0" draw:end-shape="id10" draw:end-glue-point="0" svg:d="M20142 15478v-541h-1905v541" svg:viewBox="0 0 1906 542">
          <text:p/>
        </draw:connector>
        <draw:connector draw:style-name="gr11" draw:text-style-name="P7" draw:layer="layout" draw:type="lines" svg:x1="22.047cm" svg:y1="15.478cm" svg:x2="20.142cm" svg:y2="15.478cm" draw:start-shape="id12" draw:start-glue-point="0" draw:end-shape="id11" draw:end-glue-point="0" svg:d="M22047 15478v-541h-1905v541" svg:viewBox="0 0 1906 542">
          <text:p/>
        </draw:connector>
        <draw:connector draw:style-name="gr11" draw:text-style-name="P7" draw:layer="layout" draw:type="lines" svg:x1="23.987cm" svg:y1="15.478cm" svg:x2="22.047cm" svg:y2="15.478cm" draw:start-shape="id13" draw:start-glue-point="0" draw:end-shape="id12" draw:end-glue-point="0" svg:d="M23987 15478v-541h-1940v541" svg:viewBox="0 0 1941 542">
          <text:p/>
        </draw:connector>
        <draw:connector draw:style-name="gr11" draw:text-style-name="P7" draw:layer="layout" draw:type="lines" svg:x1="25.892cm" svg:y1="15.478cm" svg:x2="23.987cm" svg:y2="15.478cm" draw:start-shape="id14" draw:start-glue-point="0" draw:end-shape="id13" draw:end-glue-point="0" svg:d="M25892 15478v-541h-1905v541" svg:viewBox="0 0 1906 542">
          <text:p/>
        </draw:connector>
        <draw:frame draw:style-name="gr12" draw:text-style-name="P11" draw:layer="layout" svg:width="2.344cm" svg:height="0.747cm" svg:x="17.685cm" svg:y="14.208cm">
          <draw:text-box>
            <text:p><text:span text:style-name="T9">16 bytes</text:span></text:p>
          </draw:text-box>
        </draw:frame>
        <draw:custom-shape draw:style-name="gr10" draw:text-style-name="P10" draw:layer="layout" svg:width="1.27cm" svg:height="1.27cm" svg:x="14.62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6" draw:id="id16" draw:layer="layout" svg:width="1.27cm" svg:height="1.27cm" svg:x="16.52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1.27cm" svg:height="1.27cm" svg:x="14.624cm" svg:y="9.128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8.43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1.27cm" svg:height="1.27cm" svg:x="20.33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1.27cm" svg:height="1.27cm" svg:x="18.434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5.894cm" svg:y1="9.763cm" svg:x2="16.529cm" svg:y2="9.763cm" draw:start-shape="id15" draw:start-glue-point="1" draw:end-shape="id16" draw:end-glue-point="3" svg:d="M15894 9763h541-447 541" svg:viewBox="0 0 636 1">
          <text:p/>
        </draw:connector>
        <draw:connector draw:style-name="gr11" draw:text-style-name="P7" draw:layer="layout" draw:type="lines" svg:x1="17.799cm" svg:y1="9.763cm" svg:x2="18.434cm" svg:y2="9.763cm" draw:start-shape="id16" draw:start-glue-point="1" draw:end-shape="id17" draw:end-glue-point="3" svg:d="M17799 9763h541-447 541" svg:viewBox="0 0 636 1">
          <text:p/>
        </draw:connector>
        <draw:connector draw:style-name="gr11" draw:text-style-name="P7" draw:layer="layout" draw:type="lines" svg:x1="19.704cm" svg:y1="9.763cm" svg:x2="20.339cm" svg:y2="9.763cm" draw:start-shape="id17" draw:start-glue-point="1" draw:end-shape="id18" draw:end-glue-point="3" svg:d="M19704 9763h541-447 541" svg:viewBox="0 0 636 1">
          <text:p/>
        </draw:connector>
        <draw:line draw:style-name="gr13" draw:text-style-name="P7" draw:layer="layout" svg:x1="14.589cm" svg:y1="9.128cm" svg:x2="13.319cm" svg:y2="9.128cm">
          <text:p/>
        </draw:line>
        <draw:connector draw:style-name="gr11" draw:text-style-name="P7" draw:layer="layout" draw:type="lines" svg:x1="15.259cm" svg:y1="9.128cm" svg:x2="17.164cm" svg:y2="9.128cm" draw:start-shape="id15" draw:start-glue-point="0" draw:end-shape="id16" draw:end-glue-point="0" svg:d="M15259 9128v-541h1905v541" svg:viewBox="0 0 1906 542">
          <text:p/>
        </draw:connector>
        <draw:connector draw:style-name="gr11" draw:text-style-name="P7" draw:layer="layout" draw:type="lines" svg:x1="19.069cm" svg:y1="9.128cm" svg:x2="17.164cm" svg:y2="9.128cm" draw:start-shape="id17" draw:start-glue-point="0" draw:end-shape="id16" draw:end-glue-point="0" svg:d="M19069 9128v-541h-1905v541" svg:viewBox="0 0 1906 542">
          <text:p/>
        </draw:connector>
        <draw:connector draw:style-name="gr11" draw:text-style-name="P7" draw:layer="layout" draw:type="lines" svg:x1="20.974cm" svg:y1="9.128cm" svg:x2="19.069cm" svg:y2="9.128cm" draw:start-shape="id18" draw:start-glue-point="0" draw:end-shape="id17" draw:end-glue-point="0" svg:d="M20974 9128v-541h-1905v541" svg:viewBox="0 0 1906 542">
          <text:p/>
        </draw:connector>
        <draw:frame draw:style-name="gr14" draw:text-style-name="P11" draw:layer="layout" svg:width="2.073cm" svg:height="0.747cm" svg:x="17.088cm" svg:y="7.768cm">
          <draw:text-box>
            <text:p><text:span text:style-name="T9">8 bytes</text:span></text:p>
          </draw:text-box>
        </draw:frame>
        <draw:line draw:style-name="gr13" draw:text-style-name="P7" draw:layer="layout" svg:x1="14.589cm" svg:y1="10.398cm" svg:x2="13.319cm" svg:y2="10.398cm">
          <text:p/>
        </draw:line>
        <draw:frame draw:style-name="gr15" draw:text-style-name="P8" draw:layer="layout" svg:width="0.773cm" svg:height="0.747cm" svg:x="12.711cm" svg:y="8.784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2.26cm" svg:y="10.054cm">
          <draw:text-box>
            <text:p><text:span text:style-name="T9">255</text:span></text:p>
          </draw:text-box>
        </draw:frame>
        <draw:frame draw:style-name="gr17" draw:text-style-name="P8" draw:layer="layout" svg:width="0.621cm" svg:height="1.547cm" svg:x="13.447cm" svg:y="8.91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3" draw:text-style-name="P7" draw:layer="layout" svg:x1="11.865cm" svg:y1="15.478cm" svg:x2="10.595cm" svg:y2="15.478cm">
          <text:p/>
        </draw:line>
        <draw:line draw:style-name="gr13" draw:text-style-name="P7" draw:layer="layout" svg:x1="11.865cm" svg:y1="16.748cm" svg:x2="10.595cm" svg:y2="16.748cm">
          <text:p/>
        </draw:line>
        <draw:frame draw:style-name="gr15" draw:text-style-name="P8" draw:layer="layout" svg:width="0.773cm" svg:height="0.747cm" svg:x="9.987cm" svg:y="15.134cm">
          <draw:text-box>
            <text:p><text:span text:style-name="T9">0</text:span></text:p>
          </draw:text-box>
        </draw:frame>
        <draw:frame draw:style-name="gr16" draw:text-style-name="P8" draw:layer="layout" svg:width="1.524cm" svg:height="1.243cm" svg:x="9.536cm" svg:y="16.404cm">
          <draw:text-box>
            <text:p><text:span text:style-name="T9">511</text:span></text:p>
          </draw:text-box>
        </draw:frame>
        <draw:frame draw:style-name="gr17" draw:text-style-name="P8" draw:layer="layout" svg:width="0.621cm" svg:height="1.547cm" svg:x="10.923cm" svg:y="15.26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0" draw:text-style-name="P10" draw:layer="layout" svg:width="1.27cm" svg:height="1.27cm" svg:x="17.5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8.145cm" svg:y1="4.81cm" svg:x2="18.145cm" svg:y2="3.921cm">
          <text:p/>
        </draw:line>
        <draw:line draw:style-name="gr13" draw:text-style-name="P7" draw:layer="layout" svg:x1="17.51cm" svg:y1="4.81cm" svg:x2="16.24cm" svg:y2="4.81cm">
          <text:p/>
        </draw:line>
        <draw:line draw:style-name="gr13" draw:text-style-name="P7" draw:layer="layout" svg:x1="17.51cm" svg:y1="6.08cm" svg:x2="16.24cm" svg:y2="6.08cm">
          <text:p/>
        </draw:line>
        <draw:frame draw:style-name="gr15" draw:text-style-name="P8" draw:layer="layout" svg:width="0.773cm" svg:height="0.747cm" svg:x="15.632cm" svg:y="4.466cm">
          <draw:text-box>
            <text:p><text:span text:style-name="T9">0</text:span></text:p>
          </draw:text-box>
        </draw:frame>
        <draw:frame draw:style-name="gr16" draw:text-style-name="P8" draw:layer="layout" svg:width="1.34cm" svg:height="1.243cm" svg:x="15.181cm" svg:y="5.736cm">
          <draw:text-box>
            <text:p><text:span text:style-name="T9">84</text:span></text:p>
          </draw:text-box>
        </draw:frame>
        <draw:frame draw:style-name="gr17" draw:text-style-name="P8" draw:layer="layout" svg:width="0.621cm" svg:height="1.547cm" svg:x="16.568cm" svg:y="4.596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4" draw:text-style-name="P11" draw:layer="layout" svg:width="2.073cm" svg:height="0.747cm" svg:x="17.256cm" svg:y="3.286cm">
          <draw:text-box>
            <text:p><text:span text:style-name="T9">3 bytes</text:span></text:p>
          </draw:text-box>
        </draw:frame>
      </draw:page>
      <draw:page draw:name="page3" draw:style-name="dp1" draw:master-page-name="Default">
        <draw:custom-shape draw:style-name="gr18" draw:text-style-name="P12" draw:layer="layout" svg:width="3.81cm" svg:height="3.81cm" svg:x="6.524cm" svg:y="15.47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4.619cm" svg:y1="15.678cm" svg:x2="6.524cm" svg:y2="15.678cm">
          <text:p/>
        </draw:line>
        <draw:line draw:style-name="gr19" draw:text-style-name="P13" draw:layer="layout" svg:x1="4.619cm" svg:y1="17.864cm" svg:x2="6.524cm" svg:y2="17.864cm">
          <text:p/>
        </draw:line>
        <draw:frame draw:style-name="gr20" draw:text-style-name="P14" draw:layer="layout" svg:width="2.005cm" svg:height="0.903cm" svg:x="2.741cm" svg:y="15.224cm">
          <draw:text-box>
            <text:p><text:span text:style-name="T12">Write</text:span></text:p>
          </draw:text-box>
        </draw:frame>
        <draw:frame draw:style-name="gr21" draw:text-style-name="P14" draw:layer="layout" svg:width="1.941cm" svg:height="0.903cm" svg:x="2.741cm" svg:y="17.356cm">
          <draw:text-box>
            <text:p><text:span text:style-name="T12">Read</text:span></text:p>
          </draw:text-box>
        </draw:frame>
        <draw:line draw:style-name="gr19" draw:text-style-name="P13" draw:layer="layout" svg:x1="4.646cm" svg:y1="16.821cm" svg:x2="6.551cm" svg:y2="16.821cm">
          <text:p/>
        </draw:line>
        <draw:frame draw:style-name="gr22" draw:text-style-name="P15" draw:layer="layout" svg:width="2.547cm" svg:height="1.089cm" svg:x="2.26cm" svg:y="16.286cm">
          <draw:text-box>
            <text:p><text:span text:style-name="T13">Data In</text:span></text:p>
          </draw:text-box>
        </draw:frame>
        <draw:line draw:style-name="gr19" draw:text-style-name="P13" draw:layer="layout" svg:x1="10.334cm" svg:y1="17.375cm" svg:x2="12.322cm" svg:y2="17.365cm">
          <text:p/>
        </draw:line>
        <draw:line draw:style-name="gr19" draw:text-style-name="P13" draw:layer="layout" svg:x1="4.619cm" svg:y1="19.026cm" svg:x2="6.524cm" svg:y2="19.026cm">
          <text:p/>
        </draw:line>
        <draw:frame draw:style-name="gr23" draw:text-style-name="P15" draw:layer="layout" svg:width="1.67cm" svg:height="0.903cm" svg:x="2.868cm" svg:y="18.518cm">
          <draw:text-box>
            <text:p><text:span text:style-name="T13">Row</text:span></text:p>
          </draw:text-box>
        </draw:frame>
        <draw:frame draw:style-name="gr24" draw:text-style-name="P15" draw:layer="layout" svg:width="3.046cm" svg:height="0.903cm" svg:x="12.145cm" svg:y="16.921cm">
          <draw:text-box>
            <text:p><text:span text:style-name="T13">Data Out</text:span></text:p>
          </draw:text-box>
        </draw:frame>
        <draw:frame draw:style-name="gr25" draw:text-style-name="P15" draw:layer="layout" svg:width="15.217cm" svg:height="6.119cm" svg:x="6.113cm" svg:y="1.805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6" draw:text-style-name="P15" draw:layer="layout" svg:width="9.941cm" svg:height="4.163cm" svg:x="15.062cm" svg:y="15.205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18" draw:text-style-name="P12" draw:layer="layout" svg:width="3.81cm" svg:height="3.81cm" svg:x="6.523cm" svg:y="9.67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4.618cm" svg:y1="9.878cm" svg:x2="6.523cm" svg:y2="9.878cm">
          <text:p/>
        </draw:line>
        <draw:line draw:style-name="gr19" draw:text-style-name="P13" draw:layer="layout" svg:x1="4.618cm" svg:y1="12.064cm" svg:x2="6.523cm" svg:y2="12.064cm">
          <text:p/>
        </draw:line>
        <draw:frame draw:style-name="gr20" draw:text-style-name="P14" draw:layer="layout" svg:width="2.005cm" svg:height="0.903cm" svg:x="2.74cm" svg:y="9.424cm">
          <draw:text-box>
            <text:p><text:span text:style-name="T12">Write</text:span></text:p>
          </draw:text-box>
        </draw:frame>
        <draw:frame draw:style-name="gr21" draw:text-style-name="P14" draw:layer="layout" svg:width="1.941cm" svg:height="0.903cm" svg:x="2.74cm" svg:y="11.556cm">
          <draw:text-box>
            <text:p><text:span text:style-name="T12">Read</text:span></text:p>
          </draw:text-box>
        </draw:frame>
        <draw:line draw:style-name="gr19" draw:text-style-name="P13" draw:layer="layout" svg:x1="4.645cm" svg:y1="11.021cm" svg:x2="6.55cm" svg:y2="11.021cm">
          <text:p/>
        </draw:line>
        <draw:frame draw:style-name="gr22" draw:text-style-name="P15" draw:layer="layout" svg:width="2.547cm" svg:height="1.089cm" svg:x="2.259cm" svg:y="10.486cm">
          <draw:text-box>
            <text:p><text:span text:style-name="T13">Data In</text:span></text:p>
          </draw:text-box>
        </draw:frame>
        <draw:line draw:style-name="gr19" draw:text-style-name="P13" draw:layer="layout" svg:x1="10.333cm" svg:y1="11.575cm" svg:x2="12.238cm" svg:y2="11.575cm">
          <text:p/>
        </draw:line>
        <draw:line draw:style-name="gr19" draw:text-style-name="P13" draw:layer="layout" svg:x1="4.618cm" svg:y1="13.226cm" svg:x2="6.523cm" svg:y2="13.226cm">
          <text:p/>
        </draw:line>
        <draw:frame draw:style-name="gr23" draw:text-style-name="P15" draw:layer="layout" svg:width="1.67cm" svg:height="0.903cm" svg:x="2.867cm" svg:y="12.718cm">
          <draw:text-box>
            <text:p><text:span text:style-name="T13">Row</text:span></text:p>
          </draw:text-box>
        </draw:frame>
        <draw:frame draw:style-name="gr24" draw:text-style-name="P15" draw:layer="layout" svg:width="3.046cm" svg:height="0.903cm" svg:x="12.144cm" svg:y="11.121cm">
          <draw:text-box>
            <text:p><text:span text:style-name="T13">Data Out</text:span></text:p>
          </draw:text-box>
        </draw:frame>
        <draw:frame draw:style-name="gr27" draw:text-style-name="P15" draw:layer="layout" svg:width="10.661cm" svg:height="4.163cm" svg:x="15.097cm" svg:y="9.509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28" draw:text-style-name="P16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3.368cm" svg:height="5.588cm" svg:x="2.289cm" svg:y="14.428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0" draw:text-style-name="P17" draw:layer="layout" svg:width="15.24cm" svg:height="15.213cm" svg:x="6.08cm" svg:y="2.29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8" xml:id="id22" draw:id="id22" draw:layer="layout" svg:width="2.54cm" svg:height="2.54cm" svg:x="23.29cm" svg:y="6.11cm">
          <text:p text:style-name="P2"><text:span text:style-name="T16">Device</text:span><text:span text:style-name="T16"><text:line-break/></text:span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xml:id="id23" draw:id="id23" draw:layer="layout" svg:width="2.54cm" svg:height="2.54cm" svg:x="23.29cm" svg:y="9.91cm">
          <text:p text:style-name="P2"><text:span text:style-name="T16">Device</text:span><text:span text:style-name="T16"><text:line-break/></text:span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24" draw:id="id24" draw:layer="layout" svg:width="2.54cm" svg:height="2.54cm" svg:x="23.29cm" svg:y="13.71cm">
          <text:p text:style-name="P2"><text:span text:style-name="T16">Device</text:span><text:span text:style-name="T16"><text:line-break/></text:span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xml:id="id21" draw:id="id21" draw:layer="layout" svg:width="5.08cm" svg:height="10.16cm" svg:x="14.94cm" svg:y="6.11cm">
          <text:p text:style-name="P20"><text:span text:style-name="T17"/></text:p>
          <text:p text:style-name="P20"><text:span text:style-name="T17">M3</text:span></text:p>
          <text:p text:style-name="P20"><text:span text:style-name="T17">16x512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19" draw:id="id19" draw:layer="layout" svg:width="5.08cm" svg:height="10.16cm" svg:x="7.34cm" svg:y="6.11cm">
          <text:p text:style-name="P20"><text:span text:style-name="T17"/></text:p>
          <text:p text:style-name="P20"><text:span text:style-name="T17">M2</text:span></text:p>
          <text:p text:style-name="P20"><text:span text:style-name="T17">8x256</text:span></text:p>
          <text:p text:style-name="P20"><text:span text:style-name="T17"/></text:p>
          <text:p text:style-name="P20"><text:span text:style-name="T17"/></text:p>
          <draw:enhanced-geometry svg:viewBox="0 0 21600 21600" draw:type="rectangle" draw:enhanced-path="M 0 0 L 21600 0 21600 21600 0 21600 0 0 Z N"/>
        </draw:custom-shape>
        <draw:custom-shape draw:style-name="gr34" draw:text-style-name="P19" xml:id="id20" draw:id="id20" draw:layer="layout" svg:width="2.54cm" svg:height="5.08cm" svg:x="1.57cm" svg:y="8.65cm">
          <text:p text:style-name="P2"><text:span text:style-name="T16">Satellite</text:span></text:p>
          <text:p text:style-name="P2"><text:span text:style-name="T16">Link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25" draw:id="id25" draw:layer="layout" svg:width="12.7cm" svg:height="1.397cm" svg:x="7.35cm" svg:y="3.57cm">
          <text:p text:style-name="P2"><text:span text:style-name="T1">M1</text:span></text:p>
          <text:p text:style-name="P2"><text:span text:style-name="T1">3x85</text:span></text:p>
          <draw:enhanced-geometry svg:viewBox="0 0 21600 21600" draw:type="rectangle" draw:enhanced-path="M 0 0 L 21600 0 21600 21600 0 21600 0 0 Z N"/>
        </draw:custom-shape>
        <draw:connector draw:style-name="gr36" draw:text-style-name="P2" draw:layer="layout" svg:x1="7.34cm" svg:y1="11.19cm" svg:x2="4.11cm" svg:y2="11.19cm" draw:start-shape="id19" draw:start-glue-point="3" draw:end-shape="id20" draw:end-glue-point="1" svg:d="M7340 11190h-3230" svg:viewBox="0 0 3231 1">
          <text:p/>
        </draw:connector>
        <draw:connector draw:style-name="gr37" draw:text-style-name="P21" draw:layer="layout" draw:line-skew="0.685cm" svg:x1="20.02cm" svg:y1="11.19cm" svg:x2="23.29cm" svg:y2="7.38cm" draw:start-shape="id21" draw:start-glue-point="1" draw:end-shape="id22" draw:end-glue-point="3" svg:d="M20020 11190h2320v-3810h950" svg:viewBox="0 0 3271 3811">
          <text:p/>
        </draw:connector>
        <draw:connector draw:style-name="gr37" draw:text-style-name="P21" draw:layer="layout" draw:line-skew="-0.077cm" svg:x1="20.02cm" svg:y1="11.19cm" svg:x2="23.29cm" svg:y2="11.18cm" draw:start-shape="id21" draw:start-glue-point="1" draw:end-shape="id23" draw:end-glue-point="3" svg:d="M20020 11190h1558v-10h1712" svg:viewBox="0 0 3271 11">
          <text:p/>
        </draw:connector>
        <draw:connector draw:style-name="gr37" draw:text-style-name="P21" draw:layer="layout" draw:line-skew="0.685cm" svg:x1="20.02cm" svg:y1="11.19cm" svg:x2="23.29cm" svg:y2="14.98cm" draw:start-shape="id21" draw:start-glue-point="1" draw:end-shape="id24" draw:end-glue-point="3" svg:d="M20020 11190h2320v3790h950" svg:viewBox="0 0 3271 3791">
          <text:p/>
        </draw:connector>
        <draw:connector draw:style-name="gr6" draw:text-style-name="P21" draw:layer="layout" draw:type="line" svg:x1="12.42cm" svg:y1="11.19cm" svg:x2="14.94cm" svg:y2="11.19cm" draw:start-shape="id19" draw:start-glue-point="1" draw:end-shape="id21" draw:end-glue-point="3" svg:d="M12420 11190h2520" svg:viewBox="0 0 2521 1">
          <text:p/>
        </draw:connector>
        <draw:connector draw:style-name="gr19" draw:text-style-name="P21" draw:layer="layout" svg:x1="13.7cm" svg:y1="4.967cm" svg:x2="9.88cm" svg:y2="6.11cm" draw:start-shape="id25" draw:start-glue-point="2" draw:end-shape="id19" svg:d="M13700 4967v571h-3820v572" svg:viewBox="0 0 3821 1144">
          <text:p/>
        </draw:connector>
        <draw:connector draw:style-name="gr19" draw:text-style-name="P21" draw:layer="layout" svg:x1="13.7cm" svg:y1="4.967cm" svg:x2="17.48cm" svg:y2="6.11cm" draw:start-shape="id25" draw:start-glue-point="2" draw:end-shape="id21" draw:end-glue-point="0" svg:d="M13700 4967v571h3780v572" svg:viewBox="0 0 3781 1144">
          <text:p/>
        </draw:connector>
      </draw:page>
      <draw:page draw:name="page5" draw:style-name="dp1" draw:master-page-name="Default">
        <draw:frame draw:style-name="gr38" draw:text-style-name="P22" draw:layer="layout" svg:width="9.57cm" svg:height="0.988cm" svg:x="9.609cm" svg:y="1.598cm">
          <draw:text-box>
            <text:p><text:span text:style-name="T18">Cache Controller Memory</text:span></text:p>
          </draw:text-box>
        </draw:frame>
        <draw:frame draw:style-name="gr39" draw:text-style-name="P8" draw:layer="layout" svg:width="14.679cm" svg:height="13.637cm" svg:x="2.154cm" svg:y="2.93cm">
          <draw:text-box>
            <text:p><text:span text:style-name="T19">M1 </text:span><text:span text:style-name="T20">memory module used as the memory for the</text:span><text:span text:style-name="T20"><text:line-break/></text:span><text:span text:style-name="T20">cache controller to act as a virtual address space</text:span><text:span text:style-name="T20"><text:line-break/></text:span><text:span text:style-name="T20">for the </text:span><text:span text:style-name="T19">M3</text:span><text:span text:style-name="T20"> and </text:span><text:span text:style-name="T19">M2</text:span><text:span text:style-name="T20"> memories. Each line corresponds </text:span><text:span text:style-name="T20"><text:line-break/></text:span><text:span text:style-name="T20">to a line in the respective memories.</text:span></text:p>
            <text:p><text:span text:style-name="T20"/></text:p>
            <text:p><text:span text:style-name="T19"/></text:p>
            <text:p><text:span text:style-name="T19">M3 Memory Map: </text:span><text:span text:style-name="T19"><text:tab/></text:span><text:span text:style-name="T20">0x00 – 0x3F (64 lines)</text:span></text:p>
            <text:p><text:span text:style-name="T19">M2 Memory Map: </text:span><text:span text:style-name="T19"><text:tab/></text:span><text:span text:style-name="T20">0x40 – 0x4F (16 lines)</text:span></text:p>
            <text:p><text:span text:style-name="T21"/></text:p>
            <text:p><text:span text:style-name="T21"/></text:p>
            <text:p><text:span text:style-name="T19">type </text:span><text:span text:style-name="T16"><text:tab/></text:span><text:span text:style-name="T16">00 – Word</text:span><text:span text:style-name="T16"><text:tab/></text:span><text:span text:style-name="T16">(TS = 128) (1 block)</text:span></text:p>
            <text:p><text:span text:style-name="T16"><text:tab/></text:span><text:span text:style-name="T16"><text:tab/></text:span><text:span text:style-name="T16">01 – Quad</text:span><text:span text:style-name="T16"><text:tab/></text:span><text:span text:style-name="T16">(TS = 512) (4 blocks)</text:span></text:p>
            <text:p><text:span text:style-name="T16"><text:tab/></text:span><text:span text:style-name="T16"><text:tab/></text:span><text:span text:style-name="T16">10 – Long</text:span><text:span text:style-name="T16"><text:tab/></text:span><text:span text:style-name="T16">(TS = 1024) (8 blocks)</text:span></text:p>
            <text:p><text:span text:style-name="T16"><text:tab/></text:span><text:span text:style-name="T16"><text:tab/></text:span><text:span text:style-name="T16">11 – Invalid</text:span></text:p>
            <text:p><text:span text:style-name="T8"/></text:p>
            <text:p><text:span text:style-name="T19">addr </text:span><text:span text:style-name="T19"><text:tab/></text:span><text:span text:style-name="T20">Address</text:span><text:span text:style-name="T16"> in cache where data is located</text:span></text:p>
            <text:p><text:span text:style-name="T8"/></text:p>
            <text:p><text:span text:style-name="T19">tag</text:span><text:span text:style-name="T19"><text:tab/></text:span><text:span text:style-name="T19"><text:tab/></text:span><text:span text:style-name="T20">Tag of data</text:span></text:p>
            <text:p><text:span text:style-name="T19"/></text:p>
            <text:p><text:span text:style-name="T19">next </text:span><text:span text:style-name="T19"><text:tab/></text:span><text:span text:style-name="T20">Address in cache controller containing row</text:span></text:p>
            <text:p><text:span text:style-name="T20"><text:tab/></text:span><text:span text:style-name="T20"><text:tab/></text:span><text:span text:style-name="T20">of next segment</text:span></text:p>
          </draw:text-box>
        </draw:frame>
        <draw:custom-shape draw:style-name="gr40" draw:text-style-name="P23" draw:layer="layout" svg:width="0.953cm" svg:height="1.144cm" svg:x="2.834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1" draw:text-style-name="P23" draw:layer="layout" svg:width="0.952cm" svg:height="1.144cm" svg:x="3.787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42" draw:text-style-name="P23" draw:layer="layout" svg:width="0.953cm" svg:height="1.144cm" svg:x="4.739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0.952cm" svg:height="1.144cm" svg:x="5.692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4" draw:text-style-name="P23" draw:layer="layout" svg:width="0.953cm" svg:height="1.144cm" svg:x="6.644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5" draw:text-style-name="P23" draw:layer="layout" svg:width="0.952cm" svg:height="1.144cm" svg:x="7.597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layout" svg:width="0.953cm" svg:height="1.144cm" svg:x="8.549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0.952cm" svg:height="1.144cm" svg:x="9.502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0.953cm" svg:height="1.144cm" svg:x="2.834cm" svg:y="18.369cm">
          <text:p text:style-name="P20"><text:span text:style-name="T23">type</text:span>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0.952cm" svg:height="1.144cm" svg:x="3.787cm" svg:y="18.369cm">
          <text:p text:style-name="P20"><text:span text:style-name="T23">type</text:span>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0.953cm" svg:height="1.144cm" svg:x="4.739cm" svg:y="18.369cm">
          <text:p text:style-name="P20"><text:span text:style-name="T23">addr</text:span></text:p>
          <draw:enhanced-geometry svg:viewBox="0 0 21600 21600" draw:type="rectangle" draw:enhanced-path="M 0 0 L 21600 0 21600 21600 0 21600 0 0 Z N"/>
        </draw:custom-shape>
        <draw:custom-shape draw:style-name="gr51" draw:text-style-name="P23" draw:layer="layout" svg:width="0.952cm" svg:height="1.144cm" svg:x="5.692cm" svg:y="18.369cm">
          <text:p text:style-name="P20"><text:span text:style-name="T23">addr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0.953cm" svg:height="1.144cm" svg:x="6.644cm" svg:y="18.369cm">
          <text:p text:style-name="P20"><text:span text:style-name="T23">addr</text:span></text:p>
          <draw:enhanced-geometry svg:viewBox="0 0 21600 21600" draw:type="rectangle" draw:enhanced-path="M 0 0 L 21600 0 21600 21600 0 21600 0 0 Z N"/>
        </draw:custom-shape>
        <draw:custom-shape draw:style-name="gr53" draw:text-style-name="P23" draw:layer="layout" svg:width="0.952cm" svg:height="1.144cm" svg:x="7.597cm" svg:y="18.369cm">
          <text:p text:style-name="P20"><text:span text:style-name="T23">addr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layout" svg:width="0.953cm" svg:height="1.144cm" svg:x="8.549cm" svg:y="18.369cm">
          <text:p text:style-name="P20"><text:span text:style-name="T23">addr</text:span></text:p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952cm" svg:height="1.144cm" svg:x="9.502cm" svg:y="18.369cm">
          <text:p text:style-name="P20"><text:span text:style-name="T23">addr</text:span>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0.953cm" svg:height="1.144cm" svg:x="10.834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952cm" svg:height="1.144cm" svg:x="11.787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58" draw:text-style-name="P23" draw:layer="layout" svg:width="0.953cm" svg:height="1.144cm" svg:x="12.739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59" draw:text-style-name="P23" draw:layer="layout" svg:width="0.952cm" svg:height="1.144cm" svg:x="13.692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60" draw:text-style-name="P23" draw:layer="layout" svg:width="0.953cm" svg:height="1.144cm" svg:x="14.644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61" draw:text-style-name="P23" draw:layer="layout" svg:width="0.952cm" svg:height="1.144cm" svg:x="15.597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62" draw:text-style-name="P23" draw:layer="layout" svg:width="0.953cm" svg:height="1.144cm" svg:x="16.549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0.952cm" svg:height="1.144cm" svg:x="17.502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0.953cm" svg:height="1.144cm" svg:x="10.834cm" svg:y="18.369cm">
          <text:p text:style-name="P20"><text:span text:style-name="T23">tag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952cm" svg:height="1.144cm" svg:x="11.787cm" svg:y="18.369cm">
          <text:p text:style-name="P20"><text:span text:style-name="T23">tag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0.953cm" svg:height="1.144cm" svg:x="12.739cm" svg:y="18.369cm">
          <text:p text:style-name="P20"><text:span text:style-name="T23">tag</text:span></text:p>
          <draw:enhanced-geometry svg:viewBox="0 0 21600 21600" draw:type="rectangle" draw:enhanced-path="M 0 0 L 21600 0 21600 21600 0 21600 0 0 Z N"/>
        </draw:custom-shape>
        <draw:custom-shape draw:style-name="gr67" draw:text-style-name="P24" draw:layer="layout" svg:width="0.952cm" svg:height="1.144cm" svg:x="13.692cm" svg:y="18.369cm">
          <text:p text:style-name="P20"><text:span text:style-name="T23">tag</text:span></text:p>
          <draw:enhanced-geometry svg:viewBox="0 0 21600 21600" draw:type="rectangle" draw:enhanced-path="M 0 0 L 21600 0 21600 21600 0 21600 0 0 Z N"/>
        </draw:custom-shape>
        <draw:custom-shape draw:style-name="gr68" draw:text-style-name="P24" draw:layer="layout" svg:width="0.953cm" svg:height="1.144cm" svg:x="14.644cm" svg:y="18.369cm">
          <text:p text:style-name="P20"><text:span text:style-name="T23">tag</text:span></text:p>
          <draw:enhanced-geometry svg:viewBox="0 0 21600 21600" draw:type="rectangle" draw:enhanced-path="M 0 0 L 21600 0 21600 21600 0 21600 0 0 Z N"/>
        </draw:custom-shape>
        <draw:custom-shape draw:style-name="gr69" draw:text-style-name="P24" draw:layer="layout" svg:width="0.952cm" svg:height="1.144cm" svg:x="15.597cm" svg:y="18.369cm">
          <text:p text:style-name="P20"><text:span text:style-name="T23">tag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0.953cm" svg:height="1.144cm" svg:x="16.549cm" svg:y="18.369cm">
          <text:p text:style-name="P20"><text:span text:style-name="T23">tag</text:span></text:p>
          <draw:enhanced-geometry svg:viewBox="0 0 21600 21600" draw:type="rectangle" draw:enhanced-path="M 0 0 L 21600 0 21600 21600 0 21600 0 0 Z N"/>
        </draw:custom-shape>
        <draw:custom-shape draw:style-name="gr71" draw:text-style-name="P24" draw:layer="layout" svg:width="0.952cm" svg:height="1.144cm" svg:x="17.502cm" svg:y="18.369cm">
          <text:p text:style-name="P20"><text:span text:style-name="T23">tag</text:span></text:p>
          <draw:enhanced-geometry svg:viewBox="0 0 21600 21600" draw:type="rectangle" draw:enhanced-path="M 0 0 L 21600 0 21600 21600 0 21600 0 0 Z N"/>
        </draw:custom-shape>
        <draw:custom-shape draw:style-name="gr72" draw:text-style-name="P23" draw:layer="layout" svg:width="0.953cm" svg:height="1.144cm" svg:x="18.834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73" draw:text-style-name="P23" draw:layer="layout" svg:width="0.952cm" svg:height="1.144cm" svg:x="19.787cm" svg:y="18.369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74" draw:text-style-name="P23" draw:layer="layout" svg:width="0.953cm" svg:height="1.144cm" svg:x="20.739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75" draw:text-style-name="P23" draw:layer="layout" svg:width="0.952cm" svg:height="1.144cm" svg:x="21.692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76" draw:text-style-name="P23" draw:layer="layout" svg:width="0.953cm" svg:height="1.144cm" svg:x="22.644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77" draw:text-style-name="P23" draw:layer="layout" svg:width="0.952cm" svg:height="1.144cm" svg:x="23.597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78" draw:text-style-name="P23" draw:layer="layout" svg:width="0.953cm" svg:height="1.144cm" svg:x="24.549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79" draw:text-style-name="P23" draw:layer="layout" svg:width="0.952cm" svg:height="1.144cm" svg:x="25.502cm" svg:y="18.369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80" draw:text-style-name="P24" draw:layer="layout" svg:width="0.953cm" svg:height="1.144cm" svg:x="18.834cm" svg:y="18.369cm">
          <text:p text:style-name="P20"><text:span text:style-name="T23">next</text:span></text:p>
          <draw:enhanced-geometry svg:viewBox="0 0 21600 21600" draw:type="rectangle" draw:enhanced-path="M 0 0 L 21600 0 21600 21600 0 21600 0 0 Z N"/>
        </draw:custom-shape>
        <draw:custom-shape draw:style-name="gr81" draw:text-style-name="P24" draw:layer="layout" svg:width="0.952cm" svg:height="1.144cm" svg:x="19.787cm" svg:y="18.369cm">
          <text:p text:style-name="P20"><text:span text:style-name="T23">next</text:span></text:p>
          <draw:enhanced-geometry svg:viewBox="0 0 21600 21600" draw:type="rectangle" draw:enhanced-path="M 0 0 L 21600 0 21600 21600 0 21600 0 0 Z N"/>
        </draw:custom-shape>
        <draw:custom-shape draw:style-name="gr82" draw:text-style-name="P24" draw:layer="layout" svg:width="0.953cm" svg:height="1.144cm" svg:x="20.739cm" svg:y="18.369cm">
          <text:p text:style-name="P20"><text:span text:style-name="T23">next</text:span></text:p>
          <draw:enhanced-geometry svg:viewBox="0 0 21600 21600" draw:type="rectangle" draw:enhanced-path="M 0 0 L 21600 0 21600 21600 0 21600 0 0 Z N"/>
        </draw:custom-shape>
        <draw:custom-shape draw:style-name="gr83" draw:text-style-name="P24" draw:layer="layout" svg:width="0.952cm" svg:height="1.144cm" svg:x="21.692cm" svg:y="18.369cm">
          <text:p text:style-name="P20"><text:span text:style-name="T23">next</text:span></text:p>
          <draw:enhanced-geometry svg:viewBox="0 0 21600 21600" draw:type="rectangle" draw:enhanced-path="M 0 0 L 21600 0 21600 21600 0 21600 0 0 Z N"/>
        </draw:custom-shape>
        <draw:custom-shape draw:style-name="gr84" draw:text-style-name="P24" draw:layer="layout" svg:width="0.953cm" svg:height="1.144cm" svg:x="22.644cm" svg:y="18.369cm">
          <text:p text:style-name="P20"><text:span text:style-name="T23">next</text:span></text:p>
          <draw:enhanced-geometry svg:viewBox="0 0 21600 21600" draw:type="rectangle" draw:enhanced-path="M 0 0 L 21600 0 21600 21600 0 21600 0 0 Z N"/>
        </draw:custom-shape>
        <draw:custom-shape draw:style-name="gr85" draw:text-style-name="P24" draw:layer="layout" svg:width="0.952cm" svg:height="1.144cm" svg:x="23.597cm" svg:y="18.369cm">
          <text:p text:style-name="P20"><text:span text:style-name="T23">next</text:span></text:p>
          <draw:enhanced-geometry svg:viewBox="0 0 21600 21600" draw:type="rectangle" draw:enhanced-path="M 0 0 L 21600 0 21600 21600 0 21600 0 0 Z N"/>
        </draw:custom-shape>
        <draw:custom-shape draw:style-name="gr86" draw:text-style-name="P24" draw:layer="layout" svg:width="0.953cm" svg:height="1.144cm" svg:x="24.549cm" svg:y="18.369cm">
          <text:p text:style-name="P20"><text:span text:style-name="T23">next</text:span></text:p>
          <draw:enhanced-geometry svg:viewBox="0 0 21600 21600" draw:type="rectangle" draw:enhanced-path="M 0 0 L 21600 0 21600 21600 0 21600 0 0 Z N"/>
        </draw:custom-shape>
        <draw:custom-shape draw:style-name="gr87" draw:text-style-name="P24" draw:layer="layout" svg:width="0.952cm" svg:height="1.144cm" svg:x="25.502cm" svg:y="18.369cm">
          <text:p text:style-name="P20"><text:span text:style-name="T23">next</text:span></text:p>
          <draw:enhanced-geometry svg:viewBox="0 0 21600 21600" draw:type="rectangle" draw:enhanced-path="M 0 0 L 21600 0 21600 21600 0 21600 0 0 Z N"/>
        </draw:custom-shape>
        <draw:frame draw:style-name="gr88" draw:text-style-name="P25" draw:layer="layout" svg:width="2.032cm" svg:height="3.095cm" svg:x="1.2cm" svg:y="17.429cm">
          <draw:text-box>
            <text:p>0x00</text:p>
            <text:p text:style-name="P2"><text:span text:style-name="T24">.</text:span><text:span text:style-name="T24"><text:line-break/></text:span><text:span text:style-name="T24">.</text:span><text:span text:style-name="T24"><text:line-break/></text:span><text:span text:style-name="T24">.</text:span></text:p>
            <text:p><text:span text:style-name="T25">0x4F</text:span></text:p>
          </draw:text-box>
        </draw:frame>
      </draw:page>
      <draw:page draw:name="page6" draw:style-name="dp1" draw:master-page-name="Default">
        <draw:frame draw:style-name="gr38" draw:text-style-name="P22" draw:layer="layout" svg:width="9.57cm" svg:height="0.988cm" svg:x="9.575cm" svg:y="1.636cm">
          <draw:text-box>
            <text:p><text:span text:style-name="T18">Cache Controller Memory</text:span></text:p>
          </draw:text-box>
        </draw:frame>
        <draw:frame draw:style-name="gr89" draw:text-style-name="P26" draw:layer="layout" svg:width="20.979cm" svg:height="6.391cm" svg:x="2.113cm" svg:y="2.756cm">
          <draw:text-box>
            <text:p><text:span text:style-name="T16">The rest of the </text:span><text:span text:style-name="T19">M1</text:span><text:span text:style-name="T20"> memory is used to track which of the lines of memory</text:span><text:span text:style-name="T20"><text:line-break/></text:span><text:span text:style-name="T20">have empty spots.</text:span></text:p>
            <text:p><text:span text:style-name="T20"/></text:p>
            <text:p><text:span text:style-name="T20">A 0 in a bit means that the corresponding line is empty.</text:span></text:p>
            <text:p><text:span text:style-name="T20">A 1 in a bit means that the corresponding line contains valid data.</text:span></text:p>
            <text:p><text:span text:style-name="T20"/></text:p>
            <text:p><text:span text:style-name="T20">When writing to the cache, the cache controller looks for enough empty lines</text:span><text:span text:style-name="T20"><text:line-break/></text:span><text:span text:style-name="T20">to contain the TS that it needs to write.</text:span></text:p>
            <text:p><text:span text:style-name="T20"/></text:p>
            <text:p><text:span text:style-name="T19">Valid Map: </text:span><text:span text:style-name="T19"><text:tab/></text:span><text:span text:style-name="T19"><text:tab/></text:span><text:span text:style-name="T19"><text:tab/></text:span><text:span text:style-name="T20">0x50 – 0x53 (4 lines)</text:span></text:p>
          </draw:text-box>
        </draw:frame>
        <draw:custom-shape draw:style-name="gr90" draw:text-style-name="P23" draw:layer="layout" svg:width="0.957cm" svg:height="1.127cm" svg:x="2.34cm" svg:y="10.503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91" draw:text-style-name="P23" draw:layer="layout" svg:width="0.955cm" svg:height="1.127cm" svg:x="3.297cm" svg:y="10.503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92" draw:text-style-name="P23" draw:layer="layout" svg:width="0.957cm" svg:height="1.127cm" svg:x="4.252cm" svg:y="10.503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93" draw:text-style-name="P23" draw:layer="layout" svg:width="0.956cm" svg:height="1.127cm" svg:x="5.209cm" svg:y="10.503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94" draw:text-style-name="P23" draw:layer="layout" svg:width="0.956cm" svg:height="1.127cm" svg:x="6.165cm" svg:y="10.503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95" draw:text-style-name="P23" draw:layer="layout" svg:width="0.957cm" svg:height="1.127cm" svg:x="7.121cm" svg:y="10.503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96" draw:text-style-name="P23" draw:layer="layout" svg:width="0.955cm" svg:height="1.127cm" svg:x="8.078cm" svg:y="10.503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97" draw:text-style-name="P23" draw:layer="layout" svg:width="0.957cm" svg:height="1.127cm" svg:x="9.033cm" svg:y="10.503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98" draw:text-style-name="P23" draw:layer="layout" svg:width="0.957cm" svg:height="1.127cm" svg:x="2.34cm" svg:y="10.503cm">
          <text:p text:style-name="P20"><text:span text:style-name="T23">line</text:span><text:span text:style-name="T23"><text:line-break/></text:span><text:span text:style-name="T23">0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0.955cm" svg:height="1.127cm" svg:x="3.297cm" svg:y="10.503cm">
          <text:p text:style-name="P20"><text:span text:style-name="T23">line</text:span><text:span text:style-name="T23"><text:line-break/></text:span><text:span text:style-name="T23">1</text:span></text:p>
          <draw:enhanced-geometry svg:viewBox="0 0 21600 21600" draw:type="rectangle" draw:enhanced-path="M 0 0 L 21600 0 21600 21600 0 21600 0 0 Z N"/>
        </draw:custom-shape>
        <draw:custom-shape draw:style-name="gr100" draw:text-style-name="P23" draw:layer="layout" svg:width="0.957cm" svg:height="1.127cm" svg:x="4.252cm" svg:y="10.503cm">
          <text:p text:style-name="P20"><text:span text:style-name="T23">line</text:span><text:span text:style-name="T23"><text:line-break/></text:span><text:span text:style-name="T23">2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0.956cm" svg:height="1.127cm" svg:x="5.209cm" svg:y="10.503cm">
          <text:p text:style-name="P20"><text:span text:style-name="T23">line</text:span><text:span text:style-name="T23"><text:line-break/></text:span><text:span text:style-name="T23">3</text:span></text:p>
          <draw:enhanced-geometry svg:viewBox="0 0 21600 21600" draw:type="rectangle" draw:enhanced-path="M 0 0 L 21600 0 21600 21600 0 21600 0 0 Z N"/>
        </draw:custom-shape>
        <draw:custom-shape draw:style-name="gr102" draw:text-style-name="P23" draw:layer="layout" svg:width="0.956cm" svg:height="1.127cm" svg:x="6.165cm" svg:y="10.503cm">
          <text:p text:style-name="P20"><text:span text:style-name="T23">line</text:span><text:span text:style-name="T23"><text:line-break/></text:span><text:span text:style-name="T23">4</text:span></text:p>
          <draw:enhanced-geometry svg:viewBox="0 0 21600 21600" draw:type="rectangle" draw:enhanced-path="M 0 0 L 21600 0 21600 21600 0 21600 0 0 Z N"/>
        </draw:custom-shape>
        <draw:custom-shape draw:style-name="gr103" draw:text-style-name="P23" draw:layer="layout" svg:width="0.957cm" svg:height="1.127cm" svg:x="7.121cm" svg:y="10.503cm">
          <text:p text:style-name="P20"><text:span text:style-name="T23">line</text:span><text:span text:style-name="T23"><text:line-break/></text:span><text:span text:style-name="T23">5</text:span></text:p>
          <draw:enhanced-geometry svg:viewBox="0 0 21600 21600" draw:type="rectangle" draw:enhanced-path="M 0 0 L 21600 0 21600 21600 0 21600 0 0 Z N"/>
        </draw:custom-shape>
        <draw:custom-shape draw:style-name="gr104" draw:text-style-name="P23" draw:layer="layout" svg:width="0.955cm" svg:height="1.127cm" svg:x="8.078cm" svg:y="10.503cm">
          <text:p text:style-name="P20"><text:span text:style-name="T23">line</text:span><text:span text:style-name="T23"><text:line-break/></text:span><text:span text:style-name="T23">6</text:span></text:p>
          <draw:enhanced-geometry svg:viewBox="0 0 21600 21600" draw:type="rectangle" draw:enhanced-path="M 0 0 L 21600 0 21600 21600 0 21600 0 0 Z N"/>
        </draw:custom-shape>
        <draw:custom-shape draw:style-name="gr105" draw:text-style-name="P23" draw:layer="layout" svg:width="0.957cm" svg:height="1.127cm" svg:x="9.033cm" svg:y="10.503cm">
          <text:p text:style-name="P20"><text:span text:style-name="T23">line</text:span><text:span text:style-name="T23"><text:line-break/></text:span><text:span text:style-name="T2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3" draw:layer="layout" svg:width="0.957cm" svg:height="1.127cm" svg:x="10.339cm" svg:y="10.51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07" draw:text-style-name="P23" draw:layer="layout" svg:width="0.955cm" svg:height="1.127cm" svg:x="11.296cm" svg:y="10.51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3" draw:layer="layout" svg:width="0.957cm" svg:height="1.127cm" svg:x="12.251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09" draw:text-style-name="P23" draw:layer="layout" svg:width="0.956cm" svg:height="1.127cm" svg:x="13.208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10" draw:text-style-name="P23" draw:layer="layout" svg:width="0.956cm" svg:height="1.127cm" svg:x="14.164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0.957cm" svg:height="1.127cm" svg:x="15.12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12" draw:text-style-name="P23" draw:layer="layout" svg:width="0.955cm" svg:height="1.127cm" svg:x="16.077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13" draw:text-style-name="P23" draw:layer="layout" svg:width="0.957cm" svg:height="1.127cm" svg:x="17.032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14" draw:text-style-name="P23" draw:layer="layout" svg:width="0.957cm" svg:height="1.127cm" svg:x="10.339cm" svg:y="10.51cm">
          <text:p text:style-name="P20"><text:span text:style-name="T23">line</text:span><text:span text:style-name="T23"><text:line-break/></text:span><text:span text:style-name="T23">8</text:span></text:p>
          <draw:enhanced-geometry svg:viewBox="0 0 21600 21600" draw:type="rectangle" draw:enhanced-path="M 0 0 L 21600 0 21600 21600 0 21600 0 0 Z N"/>
        </draw:custom-shape>
        <draw:custom-shape draw:style-name="gr115" draw:text-style-name="P23" draw:layer="layout" svg:width="0.955cm" svg:height="1.127cm" svg:x="11.296cm" svg:y="10.51cm">
          <text:p text:style-name="P20"><text:span text:style-name="T23">line</text:span><text:span text:style-name="T23"><text:line-break/></text:span><text:span text:style-name="T23">9</text:span></text:p>
          <draw:enhanced-geometry svg:viewBox="0 0 21600 21600" draw:type="rectangle" draw:enhanced-path="M 0 0 L 21600 0 21600 21600 0 21600 0 0 Z N"/>
        </draw:custom-shape>
        <draw:custom-shape draw:style-name="gr116" draw:text-style-name="P23" draw:layer="layout" svg:width="0.957cm" svg:height="1.127cm" svg:x="12.251cm" svg:y="10.51cm">
          <text:p text:style-name="P20"><text:span text:style-name="T23">line</text:span><text:span text:style-name="T23"><text:line-break/></text:span><text:span text:style-name="T23">10</text:span></text:p>
          <draw:enhanced-geometry svg:viewBox="0 0 21600 21600" draw:type="rectangle" draw:enhanced-path="M 0 0 L 21600 0 21600 21600 0 21600 0 0 Z N"/>
        </draw:custom-shape>
        <draw:custom-shape draw:style-name="gr117" draw:text-style-name="P23" draw:layer="layout" svg:width="0.956cm" svg:height="1.127cm" svg:x="13.208cm" svg:y="10.51cm">
          <text:p text:style-name="P20"><text:span text:style-name="T23">line</text:span><text:span text:style-name="T23"><text:line-break/></text:span><text:span text:style-name="T23">11</text:span></text:p>
          <draw:enhanced-geometry svg:viewBox="0 0 21600 21600" draw:type="rectangle" draw:enhanced-path="M 0 0 L 21600 0 21600 21600 0 21600 0 0 Z N"/>
        </draw:custom-shape>
        <draw:custom-shape draw:style-name="gr118" draw:text-style-name="P23" draw:layer="layout" svg:width="0.956cm" svg:height="1.127cm" svg:x="14.164cm" svg:y="10.51cm">
          <text:p text:style-name="P20"><text:span text:style-name="T23">line</text:span><text:span text:style-name="T23"><text:line-break/></text:span><text:span text:style-name="T23">12</text:span></text:p>
          <draw:enhanced-geometry svg:viewBox="0 0 21600 21600" draw:type="rectangle" draw:enhanced-path="M 0 0 L 21600 0 21600 21600 0 21600 0 0 Z N"/>
        </draw:custom-shape>
        <draw:custom-shape draw:style-name="gr119" draw:text-style-name="P23" draw:layer="layout" svg:width="0.957cm" svg:height="1.127cm" svg:x="15.12cm" svg:y="10.51cm">
          <text:p text:style-name="P20"><text:span text:style-name="T23">line</text:span><text:span text:style-name="T23"><text:line-break/></text:span><text:span text:style-name="T23">13</text:span></text:p>
          <draw:enhanced-geometry svg:viewBox="0 0 21600 21600" draw:type="rectangle" draw:enhanced-path="M 0 0 L 21600 0 21600 21600 0 21600 0 0 Z N"/>
        </draw:custom-shape>
        <draw:custom-shape draw:style-name="gr120" draw:text-style-name="P23" draw:layer="layout" svg:width="0.955cm" svg:height="1.127cm" svg:x="16.077cm" svg:y="10.51cm">
          <text:p text:style-name="P20"><text:span text:style-name="T23">line</text:span><text:span text:style-name="T23"><text:line-break/></text:span><text:span text:style-name="T23">14</text:span></text:p>
          <draw:enhanced-geometry svg:viewBox="0 0 21600 21600" draw:type="rectangle" draw:enhanced-path="M 0 0 L 21600 0 21600 21600 0 21600 0 0 Z N"/>
        </draw:custom-shape>
        <draw:custom-shape draw:style-name="gr121" draw:text-style-name="P23" draw:layer="layout" svg:width="0.957cm" svg:height="1.127cm" svg:x="17.032cm" svg:y="10.51cm">
          <text:p text:style-name="P20"><text:span text:style-name="T23">line</text:span><text:span text:style-name="T23"><text:line-break/></text:span><text:span text:style-name="T23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3" draw:layer="layout" svg:width="0.957cm" svg:height="1.127cm" svg:x="18.339cm" svg:y="10.51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23" draw:text-style-name="P23" draw:layer="layout" svg:width="0.955cm" svg:height="1.127cm" svg:x="19.296cm" svg:y="10.51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957cm" svg:height="1.127cm" svg:x="20.251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25" draw:text-style-name="P23" draw:layer="layout" svg:width="0.956cm" svg:height="1.127cm" svg:x="21.208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26" draw:text-style-name="P23" draw:layer="layout" svg:width="0.956cm" svg:height="1.127cm" svg:x="22.164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27" draw:text-style-name="P23" draw:layer="layout" svg:width="0.957cm" svg:height="1.127cm" svg:x="23.12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3" draw:layer="layout" svg:width="0.955cm" svg:height="1.127cm" svg:x="24.077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3" draw:layer="layout" svg:width="0.957cm" svg:height="1.127cm" svg:x="25.032cm" svg:y="10.5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3" draw:layer="layout" svg:width="0.957cm" svg:height="1.127cm" svg:x="18.339cm" svg:y="10.51cm">
          <text:p text:style-name="P20"><text:span text:style-name="T23">line</text:span><text:span text:style-name="T23"><text:line-break/></text:span><text:span text:style-name="T23">16</text:span></text:p>
          <draw:enhanced-geometry svg:viewBox="0 0 21600 21600" draw:type="rectangle" draw:enhanced-path="M 0 0 L 21600 0 21600 21600 0 21600 0 0 Z N"/>
        </draw:custom-shape>
        <draw:custom-shape draw:style-name="gr131" draw:text-style-name="P23" draw:layer="layout" svg:width="0.955cm" svg:height="1.127cm" svg:x="19.296cm" svg:y="10.51cm">
          <text:p text:style-name="P20"><text:span text:style-name="T23">line</text:span><text:span text:style-name="T23"><text:line-break/></text:span><text:span text:style-name="T23">17</text:span></text:p>
          <draw:enhanced-geometry svg:viewBox="0 0 21600 21600" draw:type="rectangle" draw:enhanced-path="M 0 0 L 21600 0 21600 21600 0 21600 0 0 Z N"/>
        </draw:custom-shape>
        <draw:custom-shape draw:style-name="gr132" draw:text-style-name="P23" draw:layer="layout" svg:width="0.957cm" svg:height="1.127cm" svg:x="20.251cm" svg:y="10.51cm">
          <text:p text:style-name="P20"><text:span text:style-name="T23">line</text:span><text:span text:style-name="T23"><text:line-break/></text:span><text:span text:style-name="T23">18</text:span></text:p>
          <draw:enhanced-geometry svg:viewBox="0 0 21600 21600" draw:type="rectangle" draw:enhanced-path="M 0 0 L 21600 0 21600 21600 0 21600 0 0 Z N"/>
        </draw:custom-shape>
        <draw:custom-shape draw:style-name="gr133" draw:text-style-name="P23" draw:layer="layout" svg:width="0.956cm" svg:height="1.127cm" svg:x="21.208cm" svg:y="10.51cm">
          <text:p text:style-name="P20"><text:span text:style-name="T23">line</text:span><text:span text:style-name="T23"><text:line-break/></text:span><text:span text:style-name="T23">19</text:span></text:p>
          <draw:enhanced-geometry svg:viewBox="0 0 21600 21600" draw:type="rectangle" draw:enhanced-path="M 0 0 L 21600 0 21600 21600 0 21600 0 0 Z N"/>
        </draw:custom-shape>
        <draw:custom-shape draw:style-name="gr134" draw:text-style-name="P23" draw:layer="layout" svg:width="0.956cm" svg:height="1.127cm" svg:x="22.164cm" svg:y="10.51cm">
          <text:p text:style-name="P20"><text:span text:style-name="T23">line</text:span><text:span text:style-name="T23"><text:line-break/></text:span><text:span text:style-name="T23">20</text:span></text:p>
          <draw:enhanced-geometry svg:viewBox="0 0 21600 21600" draw:type="rectangle" draw:enhanced-path="M 0 0 L 21600 0 21600 21600 0 21600 0 0 Z N"/>
        </draw:custom-shape>
        <draw:custom-shape draw:style-name="gr135" draw:text-style-name="P23" draw:layer="layout" svg:width="0.957cm" svg:height="1.127cm" svg:x="23.12cm" svg:y="10.51cm">
          <text:p text:style-name="P20"><text:span text:style-name="T23">line</text:span><text:span text:style-name="T23"><text:line-break/></text:span><text:span text:style-name="T23">21</text:span></text:p>
          <draw:enhanced-geometry svg:viewBox="0 0 21600 21600" draw:type="rectangle" draw:enhanced-path="M 0 0 L 21600 0 21600 21600 0 21600 0 0 Z N"/>
        </draw:custom-shape>
        <draw:custom-shape draw:style-name="gr136" draw:text-style-name="P23" draw:layer="layout" svg:width="0.955cm" svg:height="1.127cm" svg:x="24.077cm" svg:y="10.51cm">
          <text:p text:style-name="P20"><text:span text:style-name="T23">line</text:span><text:span text:style-name="T23"><text:line-break/></text:span><text:span text:style-name="T23">22</text:span></text:p>
          <draw:enhanced-geometry svg:viewBox="0 0 21600 21600" draw:type="rectangle" draw:enhanced-path="M 0 0 L 21600 0 21600 21600 0 21600 0 0 Z N"/>
        </draw:custom-shape>
        <draw:custom-shape draw:style-name="gr137" draw:text-style-name="P23" draw:layer="layout" svg:width="0.957cm" svg:height="1.127cm" svg:x="25.032cm" svg:y="10.51cm">
          <text:p text:style-name="P20"><text:span text:style-name="T23">line</text:span><text:span text:style-name="T23"><text:line-break/></text:span><text:span text:style-name="T23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23" draw:layer="layout" svg:width="0.957cm" svg:height="1.127cm" svg:x="2.34cm" svg:y="13.11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39" draw:text-style-name="P23" draw:layer="layout" svg:width="0.955cm" svg:height="1.127cm" svg:x="3.297cm" svg:y="13.11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40" draw:text-style-name="P23" draw:layer="layout" svg:width="0.957cm" svg:height="1.127cm" svg:x="4.252cm" svg:y="13.1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41" draw:text-style-name="P23" draw:layer="layout" svg:width="0.956cm" svg:height="1.127cm" svg:x="5.209cm" svg:y="13.1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42" draw:text-style-name="P23" draw:layer="layout" svg:width="0.956cm" svg:height="1.127cm" svg:x="6.165cm" svg:y="13.1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43" draw:text-style-name="P23" draw:layer="layout" svg:width="0.957cm" svg:height="1.127cm" svg:x="7.121cm" svg:y="13.1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44" draw:text-style-name="P23" draw:layer="layout" svg:width="0.955cm" svg:height="1.127cm" svg:x="8.078cm" svg:y="13.1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45" draw:text-style-name="P23" draw:layer="layout" svg:width="0.957cm" svg:height="1.127cm" svg:x="9.033cm" svg:y="13.1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46" draw:text-style-name="P23" draw:layer="layout" svg:width="0.957cm" svg:height="1.127cm" svg:x="2.34cm" svg:y="13.11cm">
          <text:p text:style-name="P20"><text:span text:style-name="T23">line</text:span><text:span text:style-name="T23"><text:line-break/></text:span><text:span text:style-name="T23">24</text:span></text:p>
          <draw:enhanced-geometry svg:viewBox="0 0 21600 21600" draw:type="rectangle" draw:enhanced-path="M 0 0 L 21600 0 21600 21600 0 21600 0 0 Z N"/>
        </draw:custom-shape>
        <draw:custom-shape draw:style-name="gr147" draw:text-style-name="P23" draw:layer="layout" svg:width="0.955cm" svg:height="1.127cm" svg:x="3.297cm" svg:y="13.11cm">
          <text:p text:style-name="P20"><text:span text:style-name="T23">line</text:span><text:span text:style-name="T23"><text:line-break/></text:span><text:span text:style-name="T23">25</text:span></text:p>
          <draw:enhanced-geometry svg:viewBox="0 0 21600 21600" draw:type="rectangle" draw:enhanced-path="M 0 0 L 21600 0 21600 21600 0 21600 0 0 Z N"/>
        </draw:custom-shape>
        <draw:custom-shape draw:style-name="gr148" draw:text-style-name="P23" draw:layer="layout" svg:width="0.957cm" svg:height="1.127cm" svg:x="4.252cm" svg:y="13.11cm">
          <text:p text:style-name="P20"><text:span text:style-name="T23">line</text:span><text:span text:style-name="T23"><text:line-break/></text:span><text:span text:style-name="T23">26</text:span></text:p>
          <draw:enhanced-geometry svg:viewBox="0 0 21600 21600" draw:type="rectangle" draw:enhanced-path="M 0 0 L 21600 0 21600 21600 0 21600 0 0 Z N"/>
        </draw:custom-shape>
        <draw:custom-shape draw:style-name="gr149" draw:text-style-name="P23" draw:layer="layout" svg:width="0.956cm" svg:height="1.127cm" svg:x="5.209cm" svg:y="13.11cm">
          <text:p text:style-name="P20"><text:span text:style-name="T23">line</text:span><text:span text:style-name="T23"><text:line-break/></text:span><text:span text:style-name="T23">27</text:span></text:p>
          <draw:enhanced-geometry svg:viewBox="0 0 21600 21600" draw:type="rectangle" draw:enhanced-path="M 0 0 L 21600 0 21600 21600 0 21600 0 0 Z N"/>
        </draw:custom-shape>
        <draw:custom-shape draw:style-name="gr150" draw:text-style-name="P23" draw:layer="layout" svg:width="0.956cm" svg:height="1.127cm" svg:x="6.165cm" svg:y="13.11cm">
          <text:p text:style-name="P20"><text:span text:style-name="T23">line</text:span><text:span text:style-name="T23"><text:line-break/></text:span><text:span text:style-name="T23">28</text:span></text:p>
          <draw:enhanced-geometry svg:viewBox="0 0 21600 21600" draw:type="rectangle" draw:enhanced-path="M 0 0 L 21600 0 21600 21600 0 21600 0 0 Z N"/>
        </draw:custom-shape>
        <draw:custom-shape draw:style-name="gr151" draw:text-style-name="P23" draw:layer="layout" svg:width="0.957cm" svg:height="1.127cm" svg:x="7.121cm" svg:y="13.11cm">
          <text:p text:style-name="P20"><text:span text:style-name="T23">line</text:span><text:span text:style-name="T23"><text:line-break/></text:span><text:span text:style-name="T23">29</text:span></text:p>
          <draw:enhanced-geometry svg:viewBox="0 0 21600 21600" draw:type="rectangle" draw:enhanced-path="M 0 0 L 21600 0 21600 21600 0 21600 0 0 Z N"/>
        </draw:custom-shape>
        <draw:custom-shape draw:style-name="gr152" draw:text-style-name="P23" draw:layer="layout" svg:width="0.955cm" svg:height="1.127cm" svg:x="8.078cm" svg:y="13.11cm">
          <text:p text:style-name="P20"><text:span text:style-name="T23">line</text:span><text:span text:style-name="T23"><text:line-break/></text:span><text:span text:style-name="T23">30</text:span></text:p>
          <draw:enhanced-geometry svg:viewBox="0 0 21600 21600" draw:type="rectangle" draw:enhanced-path="M 0 0 L 21600 0 21600 21600 0 21600 0 0 Z N"/>
        </draw:custom-shape>
        <draw:custom-shape draw:style-name="gr153" draw:text-style-name="P23" draw:layer="layout" svg:width="0.957cm" svg:height="1.127cm" svg:x="9.033cm" svg:y="13.11cm">
          <text:p text:style-name="P20"><text:span text:style-name="T23">line</text:span><text:span text:style-name="T23"><text:line-break/></text:span><text:span text:style-name="T23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3" draw:layer="layout" svg:width="0.957cm" svg:height="1.127cm" svg:x="10.339cm" svg:y="13.1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55" draw:text-style-name="P23" draw:layer="layout" svg:width="0.955cm" svg:height="1.127cm" svg:x="11.296cm" svg:y="13.1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56" draw:text-style-name="P23" draw:layer="layout" svg:width="0.957cm" svg:height="1.127cm" svg:x="12.251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57" draw:text-style-name="P23" draw:layer="layout" svg:width="0.956cm" svg:height="1.127cm" svg:x="13.208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58" draw:text-style-name="P23" draw:layer="layout" svg:width="0.956cm" svg:height="1.127cm" svg:x="14.164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59" draw:text-style-name="P23" draw:layer="layout" svg:width="0.957cm" svg:height="1.127cm" svg:x="15.12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60" draw:text-style-name="P23" draw:layer="layout" svg:width="0.955cm" svg:height="1.127cm" svg:x="16.077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61" draw:text-style-name="P23" draw:layer="layout" svg:width="0.957cm" svg:height="1.127cm" svg:x="17.032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62" draw:text-style-name="P23" draw:layer="layout" svg:width="0.957cm" svg:height="1.127cm" svg:x="10.339cm" svg:y="13.117cm">
          <text:p text:style-name="P20"><text:span text:style-name="T23">line</text:span><text:span text:style-name="T23"><text:line-break/></text:span><text:span text:style-name="T23">32</text:span></text:p>
          <draw:enhanced-geometry svg:viewBox="0 0 21600 21600" draw:type="rectangle" draw:enhanced-path="M 0 0 L 21600 0 21600 21600 0 21600 0 0 Z N"/>
        </draw:custom-shape>
        <draw:custom-shape draw:style-name="gr163" draw:text-style-name="P23" draw:layer="layout" svg:width="0.955cm" svg:height="1.127cm" svg:x="11.296cm" svg:y="13.117cm">
          <text:p text:style-name="P20"><text:span text:style-name="T23">line</text:span><text:span text:style-name="T23"><text:line-break/></text:span><text:span text:style-name="T23">33</text:span></text:p>
          <draw:enhanced-geometry svg:viewBox="0 0 21600 21600" draw:type="rectangle" draw:enhanced-path="M 0 0 L 21600 0 21600 21600 0 21600 0 0 Z N"/>
        </draw:custom-shape>
        <draw:custom-shape draw:style-name="gr164" draw:text-style-name="P23" draw:layer="layout" svg:width="0.957cm" svg:height="1.127cm" svg:x="12.251cm" svg:y="13.117cm">
          <text:p text:style-name="P20"><text:span text:style-name="T23">line</text:span><text:span text:style-name="T23"><text:line-break/></text:span><text:span text:style-name="T23">34</text:span></text:p>
          <draw:enhanced-geometry svg:viewBox="0 0 21600 21600" draw:type="rectangle" draw:enhanced-path="M 0 0 L 21600 0 21600 21600 0 21600 0 0 Z N"/>
        </draw:custom-shape>
        <draw:custom-shape draw:style-name="gr165" draw:text-style-name="P23" draw:layer="layout" svg:width="0.956cm" svg:height="1.127cm" svg:x="13.208cm" svg:y="13.117cm">
          <text:p text:style-name="P20"><text:span text:style-name="T23">line</text:span><text:span text:style-name="T23"><text:line-break/></text:span><text:span text:style-name="T23">35</text:span></text:p>
          <draw:enhanced-geometry svg:viewBox="0 0 21600 21600" draw:type="rectangle" draw:enhanced-path="M 0 0 L 21600 0 21600 21600 0 21600 0 0 Z N"/>
        </draw:custom-shape>
        <draw:custom-shape draw:style-name="gr166" draw:text-style-name="P23" draw:layer="layout" svg:width="0.956cm" svg:height="1.127cm" svg:x="14.164cm" svg:y="13.117cm">
          <text:p text:style-name="P20"><text:span text:style-name="T23">line</text:span><text:span text:style-name="T23"><text:line-break/></text:span><text:span text:style-name="T23">36</text:span></text:p>
          <draw:enhanced-geometry svg:viewBox="0 0 21600 21600" draw:type="rectangle" draw:enhanced-path="M 0 0 L 21600 0 21600 21600 0 21600 0 0 Z N"/>
        </draw:custom-shape>
        <draw:custom-shape draw:style-name="gr167" draw:text-style-name="P23" draw:layer="layout" svg:width="0.957cm" svg:height="1.127cm" svg:x="15.12cm" svg:y="13.117cm">
          <text:p text:style-name="P20"><text:span text:style-name="T23">line</text:span><text:span text:style-name="T23"><text:line-break/></text:span><text:span text:style-name="T23">37</text:span></text:p>
          <draw:enhanced-geometry svg:viewBox="0 0 21600 21600" draw:type="rectangle" draw:enhanced-path="M 0 0 L 21600 0 21600 21600 0 21600 0 0 Z N"/>
        </draw:custom-shape>
        <draw:custom-shape draw:style-name="gr168" draw:text-style-name="P23" draw:layer="layout" svg:width="0.955cm" svg:height="1.127cm" svg:x="16.077cm" svg:y="13.117cm">
          <text:p text:style-name="P20"><text:span text:style-name="T23">line</text:span><text:span text:style-name="T23"><text:line-break/></text:span><text:span text:style-name="T23">38</text:span></text:p>
          <draw:enhanced-geometry svg:viewBox="0 0 21600 21600" draw:type="rectangle" draw:enhanced-path="M 0 0 L 21600 0 21600 21600 0 21600 0 0 Z N"/>
        </draw:custom-shape>
        <draw:custom-shape draw:style-name="gr169" draw:text-style-name="P23" draw:layer="layout" svg:width="0.957cm" svg:height="1.127cm" svg:x="17.032cm" svg:y="13.117cm">
          <text:p text:style-name="P20"><text:span text:style-name="T23">line</text:span><text:span text:style-name="T23"><text:line-break/></text:span><text:span text:style-name="T23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3" draw:layer="layout" svg:width="0.957cm" svg:height="1.127cm" svg:x="18.339cm" svg:y="13.1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71" draw:text-style-name="P23" draw:layer="layout" svg:width="0.955cm" svg:height="1.127cm" svg:x="19.296cm" svg:y="13.1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72" draw:text-style-name="P23" draw:layer="layout" svg:width="0.957cm" svg:height="1.127cm" svg:x="20.251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73" draw:text-style-name="P23" draw:layer="layout" svg:width="0.956cm" svg:height="1.127cm" svg:x="21.208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74" draw:text-style-name="P23" draw:layer="layout" svg:width="0.956cm" svg:height="1.127cm" svg:x="22.164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75" draw:text-style-name="P23" draw:layer="layout" svg:width="0.957cm" svg:height="1.127cm" svg:x="23.12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76" draw:text-style-name="P23" draw:layer="layout" svg:width="0.955cm" svg:height="1.127cm" svg:x="24.077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77" draw:text-style-name="P23" draw:layer="layout" svg:width="0.957cm" svg:height="1.127cm" svg:x="25.032cm" svg:y="13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78" draw:text-style-name="P23" draw:layer="layout" svg:width="0.957cm" svg:height="1.127cm" svg:x="18.339cm" svg:y="13.117cm">
          <text:p text:style-name="P20"><text:span text:style-name="T23">line</text:span><text:span text:style-name="T23"><text:line-break/></text:span><text:span text:style-name="T23">40</text:span></text:p>
          <draw:enhanced-geometry svg:viewBox="0 0 21600 21600" draw:type="rectangle" draw:enhanced-path="M 0 0 L 21600 0 21600 21600 0 21600 0 0 Z N"/>
        </draw:custom-shape>
        <draw:custom-shape draw:style-name="gr179" draw:text-style-name="P23" draw:layer="layout" svg:width="0.955cm" svg:height="1.127cm" svg:x="19.296cm" svg:y="13.117cm">
          <text:p text:style-name="P20"><text:span text:style-name="T23">line</text:span><text:span text:style-name="T23"><text:line-break/></text:span><text:span text:style-name="T23">41</text:span></text:p>
          <draw:enhanced-geometry svg:viewBox="0 0 21600 21600" draw:type="rectangle" draw:enhanced-path="M 0 0 L 21600 0 21600 21600 0 21600 0 0 Z N"/>
        </draw:custom-shape>
        <draw:custom-shape draw:style-name="gr180" draw:text-style-name="P23" draw:layer="layout" svg:width="0.957cm" svg:height="1.127cm" svg:x="20.251cm" svg:y="13.117cm">
          <text:p text:style-name="P20"><text:span text:style-name="T23">line</text:span><text:span text:style-name="T23"><text:line-break/></text:span><text:span text:style-name="T23">42</text:span></text:p>
          <draw:enhanced-geometry svg:viewBox="0 0 21600 21600" draw:type="rectangle" draw:enhanced-path="M 0 0 L 21600 0 21600 21600 0 21600 0 0 Z N"/>
        </draw:custom-shape>
        <draw:custom-shape draw:style-name="gr181" draw:text-style-name="P23" draw:layer="layout" svg:width="0.956cm" svg:height="1.127cm" svg:x="21.208cm" svg:y="13.117cm">
          <text:p text:style-name="P20"><text:span text:style-name="T23">line</text:span><text:span text:style-name="T23"><text:line-break/></text:span><text:span text:style-name="T23">43</text:span></text:p>
          <draw:enhanced-geometry svg:viewBox="0 0 21600 21600" draw:type="rectangle" draw:enhanced-path="M 0 0 L 21600 0 21600 21600 0 21600 0 0 Z N"/>
        </draw:custom-shape>
        <draw:custom-shape draw:style-name="gr182" draw:text-style-name="P23" draw:layer="layout" svg:width="0.956cm" svg:height="1.127cm" svg:x="22.164cm" svg:y="13.117cm">
          <text:p text:style-name="P20"><text:span text:style-name="T23">line</text:span><text:span text:style-name="T23"><text:line-break/></text:span><text:span text:style-name="T23">44</text:span></text:p>
          <draw:enhanced-geometry svg:viewBox="0 0 21600 21600" draw:type="rectangle" draw:enhanced-path="M 0 0 L 21600 0 21600 21600 0 21600 0 0 Z N"/>
        </draw:custom-shape>
        <draw:custom-shape draw:style-name="gr183" draw:text-style-name="P23" draw:layer="layout" svg:width="0.957cm" svg:height="1.127cm" svg:x="23.12cm" svg:y="13.117cm">
          <text:p text:style-name="P20"><text:span text:style-name="T23">line</text:span><text:span text:style-name="T23"><text:line-break/></text:span><text:span text:style-name="T23">45</text:span></text:p>
          <draw:enhanced-geometry svg:viewBox="0 0 21600 21600" draw:type="rectangle" draw:enhanced-path="M 0 0 L 21600 0 21600 21600 0 21600 0 0 Z N"/>
        </draw:custom-shape>
        <draw:custom-shape draw:style-name="gr184" draw:text-style-name="P23" draw:layer="layout" svg:width="0.955cm" svg:height="1.127cm" svg:x="24.077cm" svg:y="13.117cm">
          <text:p text:style-name="P20"><text:span text:style-name="T23">line</text:span><text:span text:style-name="T23"><text:line-break/></text:span><text:span text:style-name="T23">46</text:span></text:p>
          <draw:enhanced-geometry svg:viewBox="0 0 21600 21600" draw:type="rectangle" draw:enhanced-path="M 0 0 L 21600 0 21600 21600 0 21600 0 0 Z N"/>
        </draw:custom-shape>
        <draw:custom-shape draw:style-name="gr185" draw:text-style-name="P23" draw:layer="layout" svg:width="0.957cm" svg:height="1.127cm" svg:x="25.032cm" svg:y="13.117cm">
          <text:p text:style-name="P20"><text:span text:style-name="T23">line</text:span><text:span text:style-name="T23"><text:line-break/></text:span><text:span text:style-name="T23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23" draw:layer="layout" svg:width="0.957cm" svg:height="1.127cm" svg:x="2.34cm" svg:y="15.61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87" draw:text-style-name="P23" draw:layer="layout" svg:width="0.955cm" svg:height="1.127cm" svg:x="3.297cm" svg:y="15.61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188" draw:text-style-name="P23" draw:layer="layout" svg:width="0.957cm" svg:height="1.127cm" svg:x="4.252cm" svg:y="15.6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89" draw:text-style-name="P23" draw:layer="layout" svg:width="0.956cm" svg:height="1.127cm" svg:x="5.209cm" svg:y="15.6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90" draw:text-style-name="P23" draw:layer="layout" svg:width="0.956cm" svg:height="1.127cm" svg:x="6.165cm" svg:y="15.6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91" draw:text-style-name="P23" draw:layer="layout" svg:width="0.957cm" svg:height="1.127cm" svg:x="7.121cm" svg:y="15.6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92" draw:text-style-name="P23" draw:layer="layout" svg:width="0.955cm" svg:height="1.127cm" svg:x="8.078cm" svg:y="15.6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93" draw:text-style-name="P23" draw:layer="layout" svg:width="0.957cm" svg:height="1.127cm" svg:x="9.033cm" svg:y="15.61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194" draw:text-style-name="P23" draw:layer="layout" svg:width="0.957cm" svg:height="1.127cm" svg:x="2.34cm" svg:y="15.61cm">
          <text:p text:style-name="P20"><text:span text:style-name="T23">line</text:span><text:span text:style-name="T23"><text:line-break/></text:span><text:span text:style-name="T23">48</text:span></text:p>
          <draw:enhanced-geometry svg:viewBox="0 0 21600 21600" draw:type="rectangle" draw:enhanced-path="M 0 0 L 21600 0 21600 21600 0 21600 0 0 Z N"/>
        </draw:custom-shape>
        <draw:custom-shape draw:style-name="gr195" draw:text-style-name="P23" draw:layer="layout" svg:width="0.955cm" svg:height="1.127cm" svg:x="3.297cm" svg:y="15.61cm">
          <text:p text:style-name="P20"><text:span text:style-name="T23">line</text:span><text:span text:style-name="T23"><text:line-break/></text:span><text:span text:style-name="T23">49</text:span></text:p>
          <draw:enhanced-geometry svg:viewBox="0 0 21600 21600" draw:type="rectangle" draw:enhanced-path="M 0 0 L 21600 0 21600 21600 0 21600 0 0 Z N"/>
        </draw:custom-shape>
        <draw:custom-shape draw:style-name="gr196" draw:text-style-name="P23" draw:layer="layout" svg:width="0.957cm" svg:height="1.127cm" svg:x="4.252cm" svg:y="15.61cm">
          <text:p text:style-name="P20"><text:span text:style-name="T23">line</text:span><text:span text:style-name="T23"><text:line-break/></text:span><text:span text:style-name="T23">50</text:span></text:p>
          <draw:enhanced-geometry svg:viewBox="0 0 21600 21600" draw:type="rectangle" draw:enhanced-path="M 0 0 L 21600 0 21600 21600 0 21600 0 0 Z N"/>
        </draw:custom-shape>
        <draw:custom-shape draw:style-name="gr197" draw:text-style-name="P23" draw:layer="layout" svg:width="0.956cm" svg:height="1.127cm" svg:x="5.209cm" svg:y="15.61cm">
          <text:p text:style-name="P20"><text:span text:style-name="T23">line</text:span><text:span text:style-name="T23"><text:line-break/></text:span><text:span text:style-name="T23">51</text:span></text:p>
          <draw:enhanced-geometry svg:viewBox="0 0 21600 21600" draw:type="rectangle" draw:enhanced-path="M 0 0 L 21600 0 21600 21600 0 21600 0 0 Z N"/>
        </draw:custom-shape>
        <draw:custom-shape draw:style-name="gr198" draw:text-style-name="P23" draw:layer="layout" svg:width="0.956cm" svg:height="1.127cm" svg:x="6.165cm" svg:y="15.61cm">
          <text:p text:style-name="P20"><text:span text:style-name="T23">line</text:span><text:span text:style-name="T23"><text:line-break/></text:span><text:span text:style-name="T23">52</text:span></text:p>
          <draw:enhanced-geometry svg:viewBox="0 0 21600 21600" draw:type="rectangle" draw:enhanced-path="M 0 0 L 21600 0 21600 21600 0 21600 0 0 Z N"/>
        </draw:custom-shape>
        <draw:custom-shape draw:style-name="gr199" draw:text-style-name="P23" draw:layer="layout" svg:width="0.957cm" svg:height="1.127cm" svg:x="7.121cm" svg:y="15.61cm">
          <text:p text:style-name="P20"><text:span text:style-name="T23">line</text:span><text:span text:style-name="T23"><text:line-break/></text:span><text:span text:style-name="T23">53</text:span></text:p>
          <draw:enhanced-geometry svg:viewBox="0 0 21600 21600" draw:type="rectangle" draw:enhanced-path="M 0 0 L 21600 0 21600 21600 0 21600 0 0 Z N"/>
        </draw:custom-shape>
        <draw:custom-shape draw:style-name="gr200" draw:text-style-name="P23" draw:layer="layout" svg:width="0.955cm" svg:height="1.127cm" svg:x="8.078cm" svg:y="15.61cm">
          <text:p text:style-name="P20"><text:span text:style-name="T23">line</text:span><text:span text:style-name="T23"><text:line-break/></text:span><text:span text:style-name="T23">54</text:span></text:p>
          <draw:enhanced-geometry svg:viewBox="0 0 21600 21600" draw:type="rectangle" draw:enhanced-path="M 0 0 L 21600 0 21600 21600 0 21600 0 0 Z N"/>
        </draw:custom-shape>
        <draw:custom-shape draw:style-name="gr201" draw:text-style-name="P23" draw:layer="layout" svg:width="0.957cm" svg:height="1.127cm" svg:x="9.033cm" svg:y="15.61cm">
          <text:p text:style-name="P20"><text:span text:style-name="T23">line</text:span><text:span text:style-name="T23"><text:line-break/></text:span><text:span text:style-name="T23">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23" draw:layer="layout" svg:width="0.957cm" svg:height="1.127cm" svg:x="10.339cm" svg:y="15.6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203" draw:text-style-name="P23" draw:layer="layout" svg:width="0.955cm" svg:height="1.127cm" svg:x="11.296cm" svg:y="15.6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204" draw:text-style-name="P23" draw:layer="layout" svg:width="0.957cm" svg:height="1.127cm" svg:x="12.251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05" draw:text-style-name="P23" draw:layer="layout" svg:width="0.956cm" svg:height="1.127cm" svg:x="13.208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06" draw:text-style-name="P23" draw:layer="layout" svg:width="0.956cm" svg:height="1.127cm" svg:x="14.164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07" draw:text-style-name="P23" draw:layer="layout" svg:width="0.957cm" svg:height="1.127cm" svg:x="15.12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08" draw:text-style-name="P23" draw:layer="layout" svg:width="0.955cm" svg:height="1.127cm" svg:x="16.077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09" draw:text-style-name="P23" draw:layer="layout" svg:width="0.957cm" svg:height="1.127cm" svg:x="17.032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10" draw:text-style-name="P23" draw:layer="layout" svg:width="0.957cm" svg:height="1.127cm" svg:x="10.339cm" svg:y="15.617cm">
          <text:p text:style-name="P20"><text:span text:style-name="T23">line</text:span><text:span text:style-name="T23"><text:line-break/></text:span><text:span text:style-name="T23">56</text:span></text:p>
          <draw:enhanced-geometry svg:viewBox="0 0 21600 21600" draw:type="rectangle" draw:enhanced-path="M 0 0 L 21600 0 21600 21600 0 21600 0 0 Z N"/>
        </draw:custom-shape>
        <draw:custom-shape draw:style-name="gr211" draw:text-style-name="P23" draw:layer="layout" svg:width="0.955cm" svg:height="1.127cm" svg:x="11.296cm" svg:y="15.617cm">
          <text:p text:style-name="P20"><text:span text:style-name="T23">line</text:span><text:span text:style-name="T23"><text:line-break/></text:span><text:span text:style-name="T23">57</text:span></text:p>
          <draw:enhanced-geometry svg:viewBox="0 0 21600 21600" draw:type="rectangle" draw:enhanced-path="M 0 0 L 21600 0 21600 21600 0 21600 0 0 Z N"/>
        </draw:custom-shape>
        <draw:custom-shape draw:style-name="gr212" draw:text-style-name="P23" draw:layer="layout" svg:width="0.957cm" svg:height="1.127cm" svg:x="12.251cm" svg:y="15.617cm">
          <text:p text:style-name="P20"><text:span text:style-name="T23">line</text:span><text:span text:style-name="T23"><text:line-break/></text:span><text:span text:style-name="T23">58</text:span></text:p>
          <draw:enhanced-geometry svg:viewBox="0 0 21600 21600" draw:type="rectangle" draw:enhanced-path="M 0 0 L 21600 0 21600 21600 0 21600 0 0 Z N"/>
        </draw:custom-shape>
        <draw:custom-shape draw:style-name="gr213" draw:text-style-name="P23" draw:layer="layout" svg:width="0.956cm" svg:height="1.127cm" svg:x="13.208cm" svg:y="15.617cm">
          <text:p text:style-name="P20"><text:span text:style-name="T23">line</text:span><text:span text:style-name="T23"><text:line-break/></text:span><text:span text:style-name="T23">59</text:span></text:p>
          <draw:enhanced-geometry svg:viewBox="0 0 21600 21600" draw:type="rectangle" draw:enhanced-path="M 0 0 L 21600 0 21600 21600 0 21600 0 0 Z N"/>
        </draw:custom-shape>
        <draw:custom-shape draw:style-name="gr214" draw:text-style-name="P23" draw:layer="layout" svg:width="0.956cm" svg:height="1.127cm" svg:x="14.164cm" svg:y="15.617cm">
          <text:p text:style-name="P20"><text:span text:style-name="T23">line</text:span><text:span text:style-name="T23"><text:line-break/></text:span><text:span text:style-name="T23">60</text:span></text:p>
          <draw:enhanced-geometry svg:viewBox="0 0 21600 21600" draw:type="rectangle" draw:enhanced-path="M 0 0 L 21600 0 21600 21600 0 21600 0 0 Z N"/>
        </draw:custom-shape>
        <draw:custom-shape draw:style-name="gr215" draw:text-style-name="P23" draw:layer="layout" svg:width="0.957cm" svg:height="1.127cm" svg:x="15.12cm" svg:y="15.617cm">
          <text:p text:style-name="P20"><text:span text:style-name="T23">line</text:span><text:span text:style-name="T23"><text:line-break/></text:span><text:span text:style-name="T23">61</text:span></text:p>
          <draw:enhanced-geometry svg:viewBox="0 0 21600 21600" draw:type="rectangle" draw:enhanced-path="M 0 0 L 21600 0 21600 21600 0 21600 0 0 Z N"/>
        </draw:custom-shape>
        <draw:custom-shape draw:style-name="gr216" draw:text-style-name="P23" draw:layer="layout" svg:width="0.955cm" svg:height="1.127cm" svg:x="16.077cm" svg:y="15.617cm">
          <text:p text:style-name="P20"><text:span text:style-name="T23">line</text:span><text:span text:style-name="T23"><text:line-break/></text:span><text:span text:style-name="T23">62</text:span></text:p>
          <draw:enhanced-geometry svg:viewBox="0 0 21600 21600" draw:type="rectangle" draw:enhanced-path="M 0 0 L 21600 0 21600 21600 0 21600 0 0 Z N"/>
        </draw:custom-shape>
        <draw:custom-shape draw:style-name="gr217" draw:text-style-name="P23" draw:layer="layout" svg:width="0.957cm" svg:height="1.127cm" svg:x="17.032cm" svg:y="15.617cm">
          <text:p text:style-name="P20"><text:span text:style-name="T23">line</text:span><text:span text:style-name="T23"><text:line-break/></text:span><text:span text:style-name="T23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3" draw:layer="layout" svg:width="0.957cm" svg:height="1.127cm" svg:x="18.339cm" svg:y="15.6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219" draw:text-style-name="P23" draw:layer="layout" svg:width="0.955cm" svg:height="1.127cm" svg:x="19.296cm" svg:y="15.6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220" draw:text-style-name="P23" draw:layer="layout" svg:width="0.957cm" svg:height="1.127cm" svg:x="20.251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21" draw:text-style-name="P23" draw:layer="layout" svg:width="0.956cm" svg:height="1.127cm" svg:x="21.208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22" draw:text-style-name="P23" draw:layer="layout" svg:width="0.956cm" svg:height="1.127cm" svg:x="22.164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23" draw:text-style-name="P23" draw:layer="layout" svg:width="0.957cm" svg:height="1.127cm" svg:x="23.12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24" draw:text-style-name="P23" draw:layer="layout" svg:width="0.955cm" svg:height="1.127cm" svg:x="24.077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25" draw:text-style-name="P23" draw:layer="layout" svg:width="0.957cm" svg:height="1.127cm" svg:x="25.032cm" svg:y="15.6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26" draw:text-style-name="P23" draw:layer="layout" svg:width="0.957cm" svg:height="1.127cm" svg:x="18.339cm" svg:y="15.617cm">
          <text:p text:style-name="P20"><text:span text:style-name="T23">line</text:span><text:span text:style-name="T23"><text:line-break/></text:span><text:span text:style-name="T23">64</text:span></text:p>
          <draw:enhanced-geometry svg:viewBox="0 0 21600 21600" draw:type="rectangle" draw:enhanced-path="M 0 0 L 21600 0 21600 21600 0 21600 0 0 Z N"/>
        </draw:custom-shape>
        <draw:custom-shape draw:style-name="gr227" draw:text-style-name="P23" draw:layer="layout" svg:width="0.955cm" svg:height="1.127cm" svg:x="19.296cm" svg:y="15.617cm">
          <text:p text:style-name="P20"><text:span text:style-name="T23">line</text:span><text:span text:style-name="T23"><text:line-break/></text:span><text:span text:style-name="T23">65</text:span></text:p>
          <draw:enhanced-geometry svg:viewBox="0 0 21600 21600" draw:type="rectangle" draw:enhanced-path="M 0 0 L 21600 0 21600 21600 0 21600 0 0 Z N"/>
        </draw:custom-shape>
        <draw:custom-shape draw:style-name="gr228" draw:text-style-name="P23" draw:layer="layout" svg:width="0.957cm" svg:height="1.127cm" svg:x="20.251cm" svg:y="15.617cm">
          <text:p text:style-name="P20"><text:span text:style-name="T23">line</text:span><text:span text:style-name="T23"><text:line-break/></text:span><text:span text:style-name="T23">66</text:span></text:p>
          <draw:enhanced-geometry svg:viewBox="0 0 21600 21600" draw:type="rectangle" draw:enhanced-path="M 0 0 L 21600 0 21600 21600 0 21600 0 0 Z N"/>
        </draw:custom-shape>
        <draw:custom-shape draw:style-name="gr229" draw:text-style-name="P23" draw:layer="layout" svg:width="0.956cm" svg:height="1.127cm" svg:x="21.208cm" svg:y="15.617cm">
          <text:p text:style-name="P20"><text:span text:style-name="T23">line</text:span><text:span text:style-name="T23"><text:line-break/></text:span><text:span text:style-name="T23">67</text:span></text:p>
          <draw:enhanced-geometry svg:viewBox="0 0 21600 21600" draw:type="rectangle" draw:enhanced-path="M 0 0 L 21600 0 21600 21600 0 21600 0 0 Z N"/>
        </draw:custom-shape>
        <draw:custom-shape draw:style-name="gr230" draw:text-style-name="P23" draw:layer="layout" svg:width="0.956cm" svg:height="1.127cm" svg:x="22.164cm" svg:y="15.617cm">
          <text:p text:style-name="P20"><text:span text:style-name="T23">line</text:span><text:span text:style-name="T23"><text:line-break/></text:span><text:span text:style-name="T23">68</text:span></text:p>
          <draw:enhanced-geometry svg:viewBox="0 0 21600 21600" draw:type="rectangle" draw:enhanced-path="M 0 0 L 21600 0 21600 21600 0 21600 0 0 Z N"/>
        </draw:custom-shape>
        <draw:custom-shape draw:style-name="gr231" draw:text-style-name="P23" draw:layer="layout" svg:width="0.957cm" svg:height="1.127cm" svg:x="23.12cm" svg:y="15.617cm">
          <text:p text:style-name="P20"><text:span text:style-name="T23">line</text:span><text:span text:style-name="T23"><text:line-break/></text:span><text:span text:style-name="T23">69</text:span></text:p>
          <draw:enhanced-geometry svg:viewBox="0 0 21600 21600" draw:type="rectangle" draw:enhanced-path="M 0 0 L 21600 0 21600 21600 0 21600 0 0 Z N"/>
        </draw:custom-shape>
        <draw:custom-shape draw:style-name="gr232" draw:text-style-name="P23" draw:layer="layout" svg:width="0.955cm" svg:height="1.127cm" svg:x="24.077cm" svg:y="15.617cm">
          <text:p text:style-name="P20"><text:span text:style-name="T23">line</text:span><text:span text:style-name="T23"><text:line-break/></text:span><text:span text:style-name="T23">70</text:span></text:p>
          <draw:enhanced-geometry svg:viewBox="0 0 21600 21600" draw:type="rectangle" draw:enhanced-path="M 0 0 L 21600 0 21600 21600 0 21600 0 0 Z N"/>
        </draw:custom-shape>
        <draw:custom-shape draw:style-name="gr233" draw:text-style-name="P23" draw:layer="layout" svg:width="0.957cm" svg:height="1.127cm" svg:x="25.032cm" svg:y="15.617cm">
          <text:p text:style-name="P20"><text:span text:style-name="T23">line</text:span><text:span text:style-name="T23"><text:line-break/></text:span><text:span text:style-name="T23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23" draw:layer="layout" svg:width="0.957cm" svg:height="1.127cm" svg:x="2.339cm" svg:y="18.1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235" draw:text-style-name="P23" draw:layer="layout" svg:width="0.955cm" svg:height="1.127cm" svg:x="3.296cm" svg:y="18.117cm">
          <text:p text:style-name="P20"><text:span text:style-name="T22">type</text:span></text:p>
          <draw:enhanced-geometry svg:viewBox="0 0 21600 21600" draw:type="rectangle" draw:enhanced-path="M 0 0 L 21600 0 21600 21600 0 21600 0 0 Z N"/>
        </draw:custom-shape>
        <draw:custom-shape draw:style-name="gr236" draw:text-style-name="P23" draw:layer="layout" svg:width="0.957cm" svg:height="1.127cm" svg:x="4.251cm" svg:y="18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37" draw:text-style-name="P23" draw:layer="layout" svg:width="0.956cm" svg:height="1.127cm" svg:x="5.208cm" svg:y="18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38" draw:text-style-name="P23" draw:layer="layout" svg:width="0.956cm" svg:height="1.127cm" svg:x="6.164cm" svg:y="18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39" draw:text-style-name="P23" draw:layer="layout" svg:width="0.957cm" svg:height="1.127cm" svg:x="7.12cm" svg:y="18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40" draw:text-style-name="P23" draw:layer="layout" svg:width="0.955cm" svg:height="1.127cm" svg:x="8.077cm" svg:y="18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41" draw:text-style-name="P23" draw:layer="layout" svg:width="0.957cm" svg:height="1.127cm" svg:x="9.032cm" svg:y="18.117cm">
          <text:p text:style-name="P20"><text:span text:style-name="T22">addr</text:span></text:p>
          <draw:enhanced-geometry svg:viewBox="0 0 21600 21600" draw:type="rectangle" draw:enhanced-path="M 0 0 L 21600 0 21600 21600 0 21600 0 0 Z N"/>
        </draw:custom-shape>
        <draw:custom-shape draw:style-name="gr242" draw:text-style-name="P23" draw:layer="layout" svg:width="0.957cm" svg:height="1.127cm" svg:x="2.339cm" svg:y="18.117cm">
          <text:p text:style-name="P20"><text:span text:style-name="T23">line</text:span><text:span text:style-name="T23"><text:line-break/></text:span><text:span text:style-name="T23">72</text:span></text:p>
          <draw:enhanced-geometry svg:viewBox="0 0 21600 21600" draw:type="rectangle" draw:enhanced-path="M 0 0 L 21600 0 21600 21600 0 21600 0 0 Z N"/>
        </draw:custom-shape>
        <draw:custom-shape draw:style-name="gr243" draw:text-style-name="P23" draw:layer="layout" svg:width="0.955cm" svg:height="1.127cm" svg:x="3.296cm" svg:y="18.117cm">
          <text:p text:style-name="P20"><text:span text:style-name="T23">line</text:span><text:span text:style-name="T23"><text:line-break/></text:span><text:span text:style-name="T23">73</text:span></text:p>
          <draw:enhanced-geometry svg:viewBox="0 0 21600 21600" draw:type="rectangle" draw:enhanced-path="M 0 0 L 21600 0 21600 21600 0 21600 0 0 Z N"/>
        </draw:custom-shape>
        <draw:custom-shape draw:style-name="gr244" draw:text-style-name="P23" draw:layer="layout" svg:width="0.957cm" svg:height="1.127cm" svg:x="4.251cm" svg:y="18.117cm">
          <text:p text:style-name="P20"><text:span text:style-name="T23">line</text:span><text:span text:style-name="T23"><text:line-break/></text:span><text:span text:style-name="T23">74</text:span></text:p>
          <draw:enhanced-geometry svg:viewBox="0 0 21600 21600" draw:type="rectangle" draw:enhanced-path="M 0 0 L 21600 0 21600 21600 0 21600 0 0 Z N"/>
        </draw:custom-shape>
        <draw:custom-shape draw:style-name="gr245" draw:text-style-name="P23" draw:layer="layout" svg:width="0.956cm" svg:height="1.127cm" svg:x="5.208cm" svg:y="18.117cm">
          <text:p text:style-name="P20"><text:span text:style-name="T23">line</text:span><text:span text:style-name="T23"><text:line-break/></text:span><text:span text:style-name="T23">75</text:span></text:p>
          <draw:enhanced-geometry svg:viewBox="0 0 21600 21600" draw:type="rectangle" draw:enhanced-path="M 0 0 L 21600 0 21600 21600 0 21600 0 0 Z N"/>
        </draw:custom-shape>
        <draw:custom-shape draw:style-name="gr246" draw:text-style-name="P23" draw:layer="layout" svg:width="0.956cm" svg:height="1.127cm" svg:x="6.164cm" svg:y="18.117cm">
          <text:p text:style-name="P20"><text:span text:style-name="T23">line</text:span><text:span text:style-name="T23"><text:line-break/></text:span><text:span text:style-name="T23">76</text:span></text:p>
          <draw:enhanced-geometry svg:viewBox="0 0 21600 21600" draw:type="rectangle" draw:enhanced-path="M 0 0 L 21600 0 21600 21600 0 21600 0 0 Z N"/>
        </draw:custom-shape>
        <draw:custom-shape draw:style-name="gr247" draw:text-style-name="P23" draw:layer="layout" svg:width="0.957cm" svg:height="1.127cm" svg:x="7.12cm" svg:y="18.117cm">
          <text:p text:style-name="P20"><text:span text:style-name="T23">line</text:span><text:span text:style-name="T23"><text:line-break/></text:span><text:span text:style-name="T23">77</text:span></text:p>
          <draw:enhanced-geometry svg:viewBox="0 0 21600 21600" draw:type="rectangle" draw:enhanced-path="M 0 0 L 21600 0 21600 21600 0 21600 0 0 Z N"/>
        </draw:custom-shape>
        <draw:custom-shape draw:style-name="gr248" draw:text-style-name="P23" draw:layer="layout" svg:width="0.955cm" svg:height="1.127cm" svg:x="8.077cm" svg:y="18.117cm">
          <text:p text:style-name="P20"><text:span text:style-name="T23">line</text:span><text:span text:style-name="T23"><text:line-break/></text:span><text:span text:style-name="T23">78</text:span></text:p>
          <draw:enhanced-geometry svg:viewBox="0 0 21600 21600" draw:type="rectangle" draw:enhanced-path="M 0 0 L 21600 0 21600 21600 0 21600 0 0 Z N"/>
        </draw:custom-shape>
        <draw:custom-shape draw:style-name="gr249" draw:text-style-name="P23" draw:layer="layout" svg:width="0.957cm" svg:height="1.127cm" svg:x="9.032cm" svg:y="18.117cm">
          <text:p text:style-name="P20"><text:span text:style-name="T23">line</text:span><text:span text:style-name="T23"><text:line-break/></text:span><text:span text:style-name="T23">7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0" draw:text-style-name="P8" draw:layer="layout" svg:width="2.085cm" svg:height="0.988cm" svg:x="1.989cm" svg:y="9.625cm">
          <draw:text-box>
            <text:p><text:span text:style-name="T8">0x50</text:span></text:p>
          </draw:text-box>
        </draw:frame>
        <draw:frame draw:style-name="gr250" draw:text-style-name="P8" draw:layer="layout" svg:width="2.085cm" svg:height="0.988cm" svg:x="1.99cm" svg:y="12.225cm">
          <draw:text-box>
            <text:p><text:span text:style-name="T8">0x51</text:span></text:p>
          </draw:text-box>
        </draw:frame>
        <draw:frame draw:style-name="gr250" draw:text-style-name="P8" draw:layer="layout" svg:width="2.085cm" svg:height="0.988cm" svg:x="1.99cm" svg:y="14.725cm">
          <draw:text-box>
            <text:p><text:span text:style-name="T8">0x52</text:span></text:p>
          </draw:text-box>
        </draw:frame>
        <draw:frame draw:style-name="gr250" draw:text-style-name="P8" draw:layer="layout" svg:width="2.085cm" svg:height="0.988cm" svg:x="1.99cm" svg:y="17.225cm">
          <draw:text-box>
            <text:p><text:span text:style-name="T8">0x5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1-30T23:09:11.016131473</dc:date>
    <meta:editing-duration>PT10H23M6S</meta:editing-duration>
    <meta:editing-cycles>143</meta:editing-cycles>
    <meta:generator>LibreOffice/5.0.3.2$Linux_X86_64 LibreOffice_project/00m0$Build-2</meta:generator>
    <meta:document-statistic meta:object-count="337"/>
  </office:meta>
</office:document-meta>
</file>